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4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00a933"/>
      <style:text-properties fo:color="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image</text:p>
          </table:table-cell>
          <table:table-cell table:style-name="ce2" office:value-type="string" calcext:value-type="string" table:number-columns-spanned="3" table:number-rows-spanned="1">
            <text:p>rvec</text:p>
          </table:table-cell>
          <table:covered-table-cell table:number-columns-repeated="2" table:style-name="ce6"/>
          <table:table-cell/>
          <table:table-cell table:style-name="ce2" office:value-type="string" calcext:value-type="string" table:number-columns-spanned="1" table:number-rows-spanned="2">
            <text:p>Teta</text:p>
          </table:table-cell>
          <table:table-cell table:style-name="ce2" office:value-type="string" calcext:value-type="string" table:number-columns-spanned="3" table:number-rows-spanned="1">
            <text:p>Vector 1</text:p>
          </table:table-cell>
          <table:covered-table-cell table:number-columns-repeated="2"/>
          <table:table-cell office:value-type="string" calcext:value-type="string" table:number-columns-spanned="1" table:number-rows-spanned="2">
            <text:p>Check</text:p>
          </table:table-cell>
          <table:table-cell office:value-type="string" calcext:value-type="string" table:number-columns-spanned="3" table:number-rows-spanned="1">
            <text:p>angles in degrees</text:p>
          </table:table-cell>
          <table:covered-table-cell table:number-columns-repeated="2"/>
          <table:table-cell office:value-type="string" calcext:value-type="string" table:number-columns-spanned="1" table:number-rows-spanned="2">
            <text:p>Check</text:p>
          </table:table-cell>
          <table:table-cell office:value-type="string" calcext:value-type="string" table:number-columns-spanned="3" table:number-rows-spanned="1">
            <text:p>Euler (Y_Z_X)</text:p>
          </table:table-cell>
          <table:covered-table-cell table:number-columns-repeated="2"/>
          <table:table-cell table:number-columns-repeated="1007"/>
        </table:table-row>
        <table:table-row table:style-name="ro1">
          <table:covered-table-cell table:style-name="ce6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covered-table-cell/>
          <table:table-cell office:value-type="string" calcext:value-type="string">
            <text:p>alfa</text:p>
          </table:table-cell>
          <table:table-cell office:value-type="string" calcext:value-type="string">
            <text:p>betta</text:p>
          </table:table-cell>
          <table:table-cell office:value-type="string" calcext:value-type="string">
            <text:p>gamma</text:p>
          </table:table-cell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007"/>
        </table:table-row>
        <table:table-row table:style-name="ro1">
          <table:table-cell office:value-type="float" office:value="121003" calcext:value-type="float">
            <text:p>121003</text:p>
          </table:table-cell>
          <table:table-cell office:value-type="float" office:value="-5.337" calcext:value-type="float">
            <text:p>-5,337</text:p>
          </table:table-cell>
          <table:table-cell office:value-type="float" office:value="-2.054" calcext:value-type="float">
            <text:p>-2,054</text:p>
          </table:table-cell>
          <table:table-cell office:value-type="float" office:value="14.628" calcext:value-type="float">
            <text:p>14,628</text:p>
          </table:table-cell>
          <table:table-cell/>
          <table:table-cell table:formula="of:=SQRT([.B3]*[.B3]+[.C3]*[.C3]+[.D3]*[.D3])" office:value-type="float" office:value="15.706077454285" calcext:value-type="float">
            <text:p>15,706077454285</text:p>
          </table:table-cell>
          <table:table-cell table:formula="of:=[.B3]/[.F3]" office:value-type="float" office:value="-0.339804767647057" calcext:value-type="float">
            <text:p>-0,339804767647057</text:p>
          </table:table-cell>
          <table:table-cell table:formula="of:=[.C3]/[.F3]" office:value-type="float" office:value="-0.13077740167642" calcext:value-type="float">
            <text:p>-0,13077740167642</text:p>
          </table:table-cell>
          <table:table-cell table:formula="of:=[.D3]/[.F3]" office:value-type="float" office:value="0.931359217002277" calcext:value-type="float">
            <text:p>0,931359217002277</text:p>
          </table:table-cell>
          <table:table-cell table:formula="of:=SQRT([.G3]*[.G3]+[.H3]*[.H3]+[.I3]*[.I3])" office:value-type="float" office:value="1" calcext:value-type="float">
            <text:p>1</text:p>
          </table:table-cell>
          <table:table-cell table:formula="of:=ACOS([.G3])*180/PI()" office:value-type="float" office:value="109.86497991053" calcext:value-type="float">
            <text:p>109,86497991053</text:p>
          </table:table-cell>
          <table:table-cell table:formula="of:=ACOS([.H3])*180/PI()" office:value-type="float" office:value="97.5145176826362" calcext:value-type="float">
            <text:p>97,5145176826362</text:p>
          </table:table-cell>
          <table:table-cell table:formula="of:=ACOS([.I3])*180/PI()" office:value-type="float" office:value="21.3523069460755" calcext:value-type="float">
            <text:p>21,3523069460755</text:p>
          </table:table-cell>
          <table:table-cell table:formula="of:=SQRT(COS([.K3]*PI()/180)*COS([.K3]*PI()/180)+COS([.L3]*PI()/180)*COS([.L3]*PI()/180)+COS([.M3]*PI()/180)*COS([.M3]*PI()/180))" office:value-type="float" office:value="1" calcext:value-type="float">
            <text:p>1</text:p>
          </table:table-cell>
          <table:table-cell office:value-type="float" office:value="-6.26948" calcext:value-type="float">
            <text:p>-6,26948</text:p>
          </table:table-cell>
          <table:table-cell office:value-type="float" office:value="-1.28767" calcext:value-type="float">
            <text:p>-1,28767</text:p>
          </table:table-cell>
          <table:table-cell office:value-type="float" office:value="14.7386" calcext:value-type="float">
            <text:p>14,7386</text:p>
          </table:table-cell>
          <table:table-cell table:number-columns-repeated="1007"/>
        </table:table-row>
        <table:table-row table:style-name="ro1">
          <table:table-cell office:value-type="float" office:value="121008" calcext:value-type="float">
            <text:p>121008</text:p>
          </table:table-cell>
          <table:table-cell office:value-type="float" office:value="-24.71" calcext:value-type="float">
            <text:p>-24,71</text:p>
          </table:table-cell>
          <table:table-cell office:value-type="float" office:value="-30.501" calcext:value-type="float">
            <text:p>-30,501</text:p>
          </table:table-cell>
          <table:table-cell office:value-type="float" office:value="32.962" calcext:value-type="float">
            <text:p>32,962</text:p>
          </table:table-cell>
          <table:table-cell/>
          <table:table-cell table:formula="of:=SQRT([.B4]*[.B4]+[.C4]*[.C4]+[.D4]*[.D4])" office:value-type="float" office:value="51.2580583420793" calcext:value-type="float">
            <text:p>51,2580583420793</text:p>
          </table:table-cell>
          <table:table-cell table:formula="of:=[.B4]/[.F4]" office:value-type="float" office:value="-0.482070542647044" calcext:value-type="float">
            <text:p>-0,482070542647044</text:p>
          </table:table-cell>
          <table:table-cell table:formula="of:=[.C4]/[.F4]" office:value-type="float" office:value="-0.595047900496864" calcext:value-type="float">
            <text:p>-0,595047900496864</text:p>
          </table:table-cell>
          <table:table-cell table:formula="of:=[.D4]/[.F4]" office:value-type="float" office:value="0.643059863485709" calcext:value-type="float">
            <text:p>0,643059863485709</text:p>
          </table:table-cell>
          <table:table-cell table:formula="of:=SQRT([.G4]*[.G4]+[.H4]*[.H4]+[.I4]*[.I4])" office:value-type="float" office:value="1" calcext:value-type="float">
            <text:p>1</text:p>
          </table:table-cell>
          <table:table-cell table:formula="of:=ACOS([.G4])*180/PI()" office:value-type="float" office:value="118.820719955701" calcext:value-type="float">
            <text:p>118,820719955701</text:p>
          </table:table-cell>
          <table:table-cell table:formula="of:=ACOS([.H4])*180/PI()" office:value-type="float" office:value="126.516046892148" calcext:value-type="float">
            <text:p>126,516046892148</text:p>
          </table:table-cell>
          <table:table-cell table:formula="of:=ACOS([.I4])*180/PI()" office:value-type="float" office:value="49.9796339223396" calcext:value-type="float">
            <text:p>49,9796339223396</text:p>
          </table:table-cell>
          <table:table-cell table:formula="of:=SQRT(COS([.K4]*PI()/180)*COS([.K4]*PI()/180)+COS([.L4]*PI()/180)*COS([.L4]*PI()/180)+COS([.M4]*PI()/180)*COS([.M4]*PI()/180))" office:value-type="float" office:value="1" calcext:value-type="float">
            <text:p>1</text:p>
          </table:table-cell>
          <table:table-cell office:value-type="float" office:value="-33.6302" calcext:value-type="float">
            <text:p>-33,6302</text:p>
          </table:table-cell>
          <table:table-cell office:value-type="float" office:value="-20.3729" calcext:value-type="float">
            <text:p>-20,3729</text:p>
          </table:table-cell>
          <table:table-cell office:value-type="float" office:value="40.5063" calcext:value-type="float">
            <text:p>40,5063</text:p>
          </table:table-cell>
          <table:table-cell table:number-columns-repeated="1007"/>
        </table:table-row>
        <table:table-row table:style-name="ro1">
          <table:table-cell table:style-name="ce3" office:value-type="float" office:value="121013" calcext:value-type="float">
            <text:p>121013</text:p>
          </table:table-cell>
          <table:table-cell table:style-name="ce3" office:value-type="float" office:value="-11.421" calcext:value-type="float">
            <text:p>-11,421</text:p>
          </table:table-cell>
          <table:table-cell table:style-name="ce3" office:value-type="float" office:value="-10.27" calcext:value-type="float">
            <text:p>-10,27</text:p>
          </table:table-cell>
          <table:table-cell table:style-name="ce3" office:value-type="float" office:value="64.247" calcext:value-type="float">
            <text:p>64,247</text:p>
          </table:table-cell>
          <table:table-cell table:style-name="ce3"/>
          <table:table-cell table:style-name="ce3" table:formula="of:=SQRT([.B5]*[.B5]+[.C5]*[.C5]+[.D5]*[.D5])" office:value-type="float" office:value="66.0574685406578" calcext:value-type="float">
            <text:p>66,0574685406578</text:p>
          </table:table-cell>
          <table:table-cell table:style-name="ce3" table:formula="of:=[.B5]/[.F5]" office:value-type="float" office:value="-0.172894908816714" calcext:value-type="float">
            <text:p>-0,172894908816714</text:p>
          </table:table-cell>
          <table:table-cell table:style-name="ce3" table:formula="of:=[.C5]/[.F5]" office:value-type="float" office:value="-0.155470686765402" calcext:value-type="float">
            <text:p>-0,155470686765402</text:p>
          </table:table-cell>
          <table:table-cell table:style-name="ce3" table:formula="of:=[.D5]/[.F5]" office:value-type="float" office:value="0.972592523136979" calcext:value-type="float">
            <text:p>0,972592523136979</text:p>
          </table:table-cell>
          <table:table-cell table:style-name="ce3" table:formula="of:=SQRT([.G5]*[.G5]+[.H5]*[.H5]+[.I5]*[.I5])" office:value-type="float" office:value="1" calcext:value-type="float">
            <text:p>1</text:p>
          </table:table-cell>
          <table:table-cell table:style-name="ce3" table:formula="of:=ACOS([.G5])*180/PI()" office:value-type="float" office:value="99.9561780256351" calcext:value-type="float">
            <text:p>99,9561780256351</text:p>
          </table:table-cell>
          <table:table-cell table:style-name="ce3" table:formula="of:=ACOS([.H5])*180/PI()" office:value-type="float" office:value="98.94409555371" calcext:value-type="float">
            <text:p>98,94409555371</text:p>
          </table:table-cell>
          <table:table-cell table:style-name="ce3" table:formula="of:=ACOS([.I5])*180/PI()" office:value-type="float" office:value="13.445256444096" calcext:value-type="float">
            <text:p>13,445256444096</text:p>
          </table:table-cell>
          <table:table-cell table:style-name="ce3" table:formula="of:=SQRT(COS([.K5]*PI()/180)*COS([.K5]*PI()/180)+COS([.L5]*PI()/180)*COS([.L5]*PI()/180)+COS([.M5]*PI()/180)*COS([.M5]*PI()/180))" office:value-type="float" office:value="1" calcext:value-type="float">
            <text:p>1</text:p>
          </table:table-cell>
          <table:table-cell table:style-name="ce3" office:value-type="float" office:value="-14.3639" calcext:value-type="float">
            <text:p>-14,3639</text:p>
          </table:table-cell>
          <table:table-cell table:style-name="ce3" office:value-type="float" office:value="-2.41727" calcext:value-type="float">
            <text:p>-2,41727</text:p>
          </table:table-cell>
          <table:table-cell table:style-name="ce3" office:value-type="float" office:value="64.9155" calcext:value-type="float">
            <text:p>64,9155</text:p>
          </table:table-cell>
          <table:table-cell table:style-name="ce3" table:number-columns-repeated="1007"/>
        </table:table-row>
        <table:table-row table:style-name="ro1">
          <table:table-cell office:value-type="float" office:value="121015" calcext:value-type="float">
            <text:p>121015</text:p>
          </table:table-cell>
          <table:table-cell office:value-type="float" office:value="-8.823" calcext:value-type="float">
            <text:p>-8,823</text:p>
          </table:table-cell>
          <table:table-cell office:value-type="float" office:value="-14.215" calcext:value-type="float">
            <text:p>-14,215</text:p>
          </table:table-cell>
          <table:table-cell office:value-type="float" office:value="15.296" calcext:value-type="float">
            <text:p>15,296</text:p>
          </table:table-cell>
          <table:table-cell/>
          <table:table-cell table:formula="of:=SQRT([.B6]*[.B6]+[.C6]*[.C6]+[.D6]*[.D6])" office:value-type="float" office:value="22.6689031494689" calcext:value-type="float">
            <text:p>22,6689031494689</text:p>
          </table:table-cell>
          <table:table-cell table:formula="of:=[.B6]/[.F6]" office:value-type="float" office:value="-0.389211597130438" calcext:value-type="float">
            <text:p>-0,389211597130438</text:p>
          </table:table-cell>
          <table:table-cell table:formula="of:=[.C6]/[.F6]" office:value-type="float" office:value="-0.627070480925896" calcext:value-type="float">
            <text:p>-0,627070480925896</text:p>
          </table:table-cell>
          <table:table-cell table:formula="of:=[.D6]/[.F6]" office:value-type="float" office:value="0.674756952250615" calcext:value-type="float">
            <text:p>0,674756952250615</text:p>
          </table:table-cell>
          <table:table-cell table:formula="of:=SQRT([.G6]*[.G6]+[.H6]*[.H6]+[.I6]*[.I6])" office:value-type="float" office:value="1" calcext:value-type="float">
            <text:p>1</text:p>
          </table:table-cell>
          <table:table-cell table:formula="of:=ACOS([.G6])*180/PI()" office:value-type="float" office:value="112.905451566563" calcext:value-type="float">
            <text:p>112,905451566563</text:p>
          </table:table-cell>
          <table:table-cell table:formula="of:=ACOS([.H6])*180/PI()" office:value-type="float" office:value="128.834317123954" calcext:value-type="float">
            <text:p>128,834317123954</text:p>
          </table:table-cell>
          <table:table-cell table:formula="of:=ACOS([.I6])*180/PI()" office:value-type="float" office:value="47.5647210049034" calcext:value-type="float">
            <text:p>47,5647210049034</text:p>
          </table:table-cell>
          <table:table-cell table:formula="of:=SQRT(COS([.K6]*PI()/180)*COS([.K6]*PI()/180)+COS([.L6]*PI()/180)*COS([.L6]*PI()/180)+COS([.M6]*PI()/180)*COS([.M6]*PI()/180))" office:value-type="float" office:value="1" calcext:value-type="float">
            <text:p>1</text:p>
          </table:table-cell>
          <table:table-cell office:value-type="float" office:value="-10.4572" calcext:value-type="float">
            <text:p>-10,4572</text:p>
          </table:table-cell>
          <table:table-cell office:value-type="float" office:value="-13.2471" calcext:value-type="float">
            <text:p>-13,2471</text:p>
          </table:table-cell>
          <table:table-cell office:value-type="float" office:value="16.6267" calcext:value-type="float">
            <text:p>16,6267</text:p>
          </table:table-cell>
          <table:table-cell table:number-columns-repeated="1007"/>
        </table:table-row>
        <table:table-row table:style-name="ro1">
          <table:table-cell office:value-type="float" office:value="121029" calcext:value-type="float">
            <text:p>121029</text:p>
          </table:table-cell>
          <table:table-cell office:value-type="float" office:value="-33.617" calcext:value-type="float">
            <text:p>-33,617</text:p>
          </table:table-cell>
          <table:table-cell office:value-type="float" office:value="16.494" calcext:value-type="float">
            <text:p>16,494</text:p>
          </table:table-cell>
          <table:table-cell office:value-type="float" office:value="32.438" calcext:value-type="float">
            <text:p>32,438</text:p>
          </table:table-cell>
          <table:table-cell/>
          <table:table-cell table:formula="of:=SQRT([.B7]*[.B7]+[.C7]*[.C7]+[.D7]*[.D7])" office:value-type="float" office:value="49.5416851651213" calcext:value-type="float">
            <text:p>49,5416851651213</text:p>
          </table:table-cell>
          <table:table-cell table:formula="of:=[.B7]/[.F7]" office:value-type="float" office:value="-0.678559881198133" calcext:value-type="float">
            <text:p>-0,678559881198133</text:p>
          </table:table-cell>
          <table:table-cell table:formula="of:=[.C7]/[.F7]" office:value-type="float" office:value="0.332931751211649" calcext:value-type="float">
            <text:p>0,332931751211649</text:p>
          </table:table-cell>
          <table:table-cell table:formula="of:=[.D7]/[.F7]" office:value-type="float" office:value="0.65476174037853" calcext:value-type="float">
            <text:p>0,65476174037853</text:p>
          </table:table-cell>
          <table:table-cell table:formula="of:=SQRT([.G7]*[.G7]+[.H7]*[.H7]+[.I7]*[.I7])" office:value-type="float" office:value="1" calcext:value-type="float">
            <text:p>1</text:p>
          </table:table-cell>
          <table:table-cell table:formula="of:=ACOS([.G7])*180/PI()" office:value-type="float" office:value="132.731209321096" calcext:value-type="float">
            <text:p>132,731209321096</text:p>
          </table:table-cell>
          <table:table-cell table:formula="of:=ACOS([.H7])*180/PI()" office:value-type="float" office:value="70.5531822171415" calcext:value-type="float">
            <text:p>70,5531822171415</text:p>
          </table:table-cell>
          <table:table-cell table:formula="of:=ACOS([.I7])*180/PI()" office:value-type="float" office:value="49.098413682291" calcext:value-type="float">
            <text:p>49,098413682291</text:p>
          </table:table-cell>
          <table:table-cell table:formula="of:=SQRT(COS([.K7]*PI()/180)*COS([.K7]*PI()/180)+COS([.L7]*PI()/180)*COS([.L7]*PI()/180)+COS([.M7]*PI()/180)*COS([.M7]*PI()/180))" office:value-type="float" office:value="1" calcext:value-type="float">
            <text:p>1</text:p>
          </table:table-cell>
          <table:table-cell office:value-type="float" office:value="-28.8154" calcext:value-type="float">
            <text:p>-28,8154</text:p>
          </table:table-cell>
          <table:table-cell office:value-type="float" office:value="24.1615" calcext:value-type="float">
            <text:p>24,1615</text:p>
          </table:table-cell>
          <table:table-cell office:value-type="float" office:value="27.3287" calcext:value-type="float">
            <text:p>27,3287</text:p>
          </table:table-cell>
          <table:table-cell table:number-columns-repeated="1007"/>
        </table:table-row>
        <table:table-row table:style-name="ro1">
          <table:table-cell office:value-type="float" office:value="121032" calcext:value-type="float">
            <text:p>121032</text:p>
          </table:table-cell>
          <table:table-cell office:value-type="float" office:value="-14.662" calcext:value-type="float">
            <text:p>-14,662</text:p>
          </table:table-cell>
          <table:table-cell office:value-type="float" office:value="-22.884" calcext:value-type="float">
            <text:p>-22,884</text:p>
          </table:table-cell>
          <table:table-cell office:value-type="float" office:value="53.264" calcext:value-type="float">
            <text:p>53,264</text:p>
          </table:table-cell>
          <table:table-cell/>
          <table:table-cell table:formula="of:=SQRT([.B8]*[.B8]+[.C8]*[.C8]+[.D8]*[.D8])" office:value-type="float" office:value="59.7972022422454" calcext:value-type="float">
            <text:p>59,7972022422454</text:p>
          </table:table-cell>
          <table:table-cell table:formula="of:=[.B8]/[.F8]" office:value-type="float" office:value="-0.245195418016424" calcext:value-type="float">
            <text:p>-0,245195418016424</text:p>
          </table:table-cell>
          <table:table-cell table:formula="of:=[.C8]/[.F8]" office:value-type="float" office:value="-0.382693489693619" calcext:value-type="float">
            <text:p>-0,382693489693619</text:p>
          </table:table-cell>
          <table:table-cell table:formula="of:=[.D8]/[.F8]" office:value-type="float" office:value="0.890744014815632" calcext:value-type="float">
            <text:p>0,890744014815632</text:p>
          </table:table-cell>
          <table:table-cell table:formula="of:=SQRT([.G8]*[.G8]+[.H8]*[.H8]+[.I8]*[.I8])" office:value-type="float" office:value="1" calcext:value-type="float">
            <text:p>1</text:p>
          </table:table-cell>
          <table:table-cell table:formula="of:=ACOS([.G8])*180/PI()" office:value-type="float" office:value="104.193382615916" calcext:value-type="float">
            <text:p>104,193382615916</text:p>
          </table:table-cell>
          <table:table-cell table:formula="of:=ACOS([.H8])*180/PI()" office:value-type="float" office:value="112.50062372177" calcext:value-type="float">
            <text:p>112,50062372177</text:p>
          </table:table-cell>
          <table:table-cell table:formula="of:=ACOS([.I8])*180/PI()" office:value-type="float" office:value="27.0331111671338" calcext:value-type="float">
            <text:p>27,0331111671338</text:p>
          </table:table-cell>
          <table:table-cell table:formula="of:=SQRT(COS([.K8]*PI()/180)*COS([.K8]*PI()/180)+COS([.L8]*PI()/180)*COS([.L8]*PI()/180)+COS([.M8]*PI()/180)*COS([.M8]*PI()/180))" office:value-type="float" office:value="1" calcext:value-type="float">
            <text:p>1</text:p>
          </table:table-cell>
          <table:table-cell office:value-type="float" office:value="-23.0219" calcext:value-type="float">
            <text:p>-23,0219</text:p>
          </table:table-cell>
          <table:table-cell office:value-type="float" office:value="-12.8385" calcext:value-type="float">
            <text:p>-12,8385</text:p>
          </table:table-cell>
          <table:table-cell office:value-type="float" office:value="56.8658" calcext:value-type="float">
            <text:p>56,8658</text:p>
          </table:table-cell>
          <table:table-cell table:number-columns-repeated="1007"/>
        </table:table-row>
        <table:table-row table:style-name="ro1">
          <table:table-cell office:value-type="float" office:value="121036" calcext:value-type="float">
            <text:p>121036</text:p>
          </table:table-cell>
          <table:table-cell office:value-type="float" office:value="-28.767" calcext:value-type="float">
            <text:p>-28,767</text:p>
          </table:table-cell>
          <table:table-cell office:value-type="float" office:value="42.001" calcext:value-type="float">
            <text:p>42,001</text:p>
          </table:table-cell>
          <table:table-cell office:value-type="float" office:value="2.384" calcext:value-type="float">
            <text:p>2,384</text:p>
          </table:table-cell>
          <table:table-cell/>
          <table:table-cell table:formula="of:=SQRT([.B9]*[.B9]+[.C9]*[.C9]+[.D9]*[.D9])" office:value-type="float" office:value="50.9637885758114" calcext:value-type="float">
            <text:p>50,9637885758114</text:p>
          </table:table-cell>
          <table:table-cell table:formula="of:=[.B9]/[.F9]" office:value-type="float" office:value="-0.564459605612082" calcext:value-type="float">
            <text:p>-0,564459605612082</text:p>
          </table:table-cell>
          <table:table-cell table:formula="of:=[.C9]/[.F9]" office:value-type="float" office:value="0.824134177888311" calcext:value-type="float">
            <text:p>0,824134177888311</text:p>
          </table:table-cell>
          <table:table-cell table:formula="of:=[.D9]/[.F9]" office:value-type="float" office:value="0.0467783119469949" calcext:value-type="float">
            <text:p>0,046778311946995</text:p>
          </table:table-cell>
          <table:table-cell table:formula="of:=SQRT([.G9]*[.G9]+[.H9]*[.H9]+[.I9]*[.I9])" office:value-type="float" office:value="1" calcext:value-type="float">
            <text:p>1</text:p>
          </table:table-cell>
          <table:table-cell table:formula="of:=ACOS([.G9])*180/PI()" office:value-type="float" office:value="124.364773770885" calcext:value-type="float">
            <text:p>124,364773770885</text:p>
          </table:table-cell>
          <table:table-cell table:formula="of:=ACOS([.H9])*180/PI()" office:value-type="float" office:value="34.4991918239813" calcext:value-type="float">
            <text:p>34,4991918239813</text:p>
          </table:table-cell>
          <table:table-cell table:formula="of:=ACOS([.I9])*180/PI()" office:value-type="float" office:value="87.3188217153616" calcext:value-type="float">
            <text:p>87,3188217153616</text:p>
          </table:table-cell>
          <table:table-cell table:formula="of:=SQRT(COS([.K9]*PI()/180)*COS([.K9]*PI()/180)+COS([.L9]*PI()/180)*COS([.L9]*PI()/180)+COS([.M9]*PI()/180)*COS([.M9]*PI()/180))" office:value-type="float" office:value="1" calcext:value-type="float">
            <text:p>1</text:p>
          </table:table-cell>
          <table:table-cell office:value-type="float" office:value="-33.9261" calcext:value-type="float">
            <text:p>-33,9261</text:p>
          </table:table-cell>
          <table:table-cell office:value-type="float" office:value="40.5359" calcext:value-type="float">
            <text:p>40,5359</text:p>
          </table:table-cell>
          <table:table-cell office:value-type="float" office:value="-10.2988" calcext:value-type="float">
            <text:p>-10,2988</text:p>
          </table:table-cell>
          <table:table-cell table:number-columns-repeated="1007"/>
        </table:table-row>
        <table:table-row table:style-name="ro1">
          <table:table-cell office:value-type="float" office:value="121040" calcext:value-type="float">
            <text:p>121040</text:p>
          </table:table-cell>
          <table:table-cell office:value-type="float" office:value="-26.106" calcext:value-type="float">
            <text:p>-26,106</text:p>
          </table:table-cell>
          <table:table-cell office:value-type="float" office:value="4.867" calcext:value-type="float">
            <text:p>4,867</text:p>
          </table:table-cell>
          <table:table-cell office:value-type="float" office:value="68.007" calcext:value-type="float">
            <text:p>68,007</text:p>
          </table:table-cell>
          <table:table-cell/>
          <table:table-cell table:formula="of:=SQRT([.B10]*[.B10]+[.C10]*[.C10]+[.D10]*[.D10])" office:value-type="float" office:value="73.0079651407982" calcext:value-type="float">
            <text:p>73,0079651407982</text:p>
          </table:table-cell>
          <table:table-cell table:formula="of:=[.B10]/[.F10]" office:value-type="float" office:value="-0.357577422540866" calcext:value-type="float">
            <text:p>-0,357577422540866</text:p>
          </table:table-cell>
          <table:table-cell table:formula="of:=[.C10]/[.F10]" office:value-type="float" office:value="0.0666639590709567" calcext:value-type="float">
            <text:p>0,066663959070957</text:p>
          </table:table-cell>
          <table:table-cell table:formula="of:=[.D10]/[.F10]" office:value-type="float" office:value="0.931501102226947" calcext:value-type="float">
            <text:p>0,931501102226947</text:p>
          </table:table-cell>
          <table:table-cell table:formula="of:=SQRT([.G10]*[.G10]+[.H10]*[.H10]+[.I10]*[.I10])" office:value-type="float" office:value="1" calcext:value-type="float">
            <text:p>1</text:p>
          </table:table-cell>
          <table:table-cell table:formula="of:=ACOS([.G10])*180/PI()" office:value-type="float" office:value="110.95149158422" calcext:value-type="float">
            <text:p>110,95149158422</text:p>
          </table:table-cell>
          <table:table-cell table:formula="of:=ACOS([.H10])*180/PI()" office:value-type="float" office:value="86.1776017504136" calcext:value-type="float">
            <text:p>86,1776017504136</text:p>
          </table:table-cell>
          <table:table-cell table:formula="of:=ACOS([.I10])*180/PI()" office:value-type="float" office:value="21.329968457374" calcext:value-type="float">
            <text:p>21,329968457374</text:p>
          </table:table-cell>
          <table:table-cell table:formula="of:=SQRT(COS([.K10]*PI()/180)*COS([.K10]*PI()/180)+COS([.L10]*PI()/180)*COS([.L10]*PI()/180)+COS([.M10]*PI()/180)*COS([.M10]*PI()/180))" office:value-type="float" office:value="1" calcext:value-type="float">
            <text:p>1</text:p>
          </table:table-cell>
          <table:table-cell office:value-type="float" office:value="-18.201" calcext:value-type="float">
            <text:p>-18,201</text:p>
          </table:table-cell>
          <table:table-cell office:value-type="float" office:value="17.4272" calcext:value-type="float">
            <text:p>17,4272</text:p>
          </table:table-cell>
          <table:table-cell office:value-type="float" office:value="66.3497" calcext:value-type="float">
            <text:p>66,3497</text:p>
          </table:table-cell>
          <table:table-cell table:number-columns-repeated="1007"/>
        </table:table-row>
        <table:table-row table:style-name="ro1">
          <table:table-cell office:value-type="float" office:value="121043" calcext:value-type="float">
            <text:p>121043</text:p>
          </table:table-cell>
          <table:table-cell office:value-type="float" office:value="-24.339" calcext:value-type="float">
            <text:p>-24,339</text:p>
          </table:table-cell>
          <table:table-cell office:value-type="float" office:value="30.746" calcext:value-type="float">
            <text:p>30,746</text:p>
          </table:table-cell>
          <table:table-cell office:value-type="float" office:value="57.958" calcext:value-type="float">
            <text:p>57,958</text:p>
          </table:table-cell>
          <table:table-cell/>
          <table:table-cell table:formula="of:=SQRT([.B11]*[.B11]+[.C11]*[.C11]+[.D11]*[.D11])" office:value-type="float" office:value="69.977376351218" calcext:value-type="float">
            <text:p>69,977376351218</text:p>
          </table:table-cell>
          <table:table-cell table:formula="of:=[.B11]/[.F11]" office:value-type="float" office:value="-0.347812411226194" calcext:value-type="float">
            <text:p>-0,347812411226194</text:p>
          </table:table-cell>
          <table:table-cell table:formula="of:=[.C11]/[.F11]" office:value-type="float" office:value="0.439370573793524" calcext:value-type="float">
            <text:p>0,439370573793524</text:p>
          </table:table-cell>
          <table:table-cell table:formula="of:=[.D11]/[.F11]" office:value-type="float" office:value="0.828239111296593" calcext:value-type="float">
            <text:p>0,828239111296593</text:p>
          </table:table-cell>
          <table:table-cell table:formula="of:=SQRT([.G11]*[.G11]+[.H11]*[.H11]+[.I11]*[.I11])" office:value-type="float" office:value="1" calcext:value-type="float">
            <text:p>1</text:p>
          </table:table-cell>
          <table:table-cell table:formula="of:=ACOS([.G11])*180/PI()" office:value-type="float" office:value="110.353570654087" calcext:value-type="float">
            <text:p>110,353570654087</text:p>
          </table:table-cell>
          <table:table-cell table:formula="of:=ACOS([.H11])*180/PI()" office:value-type="float" office:value="63.9362718324681" calcext:value-type="float">
            <text:p>63,9362718324681</text:p>
          </table:table-cell>
          <table:table-cell table:formula="of:=ACOS([.I11])*180/PI()" office:value-type="float" office:value="34.0817252055401" calcext:value-type="float">
            <text:p>34,0817252055401</text:p>
          </table:table-cell>
          <table:table-cell table:formula="of:=SQRT(COS([.K11]*PI()/180)*COS([.K11]*PI()/180)+COS([.L11]*PI()/180)*COS([.L11]*PI()/180)+COS([.M11]*PI()/180)*COS([.M11]*PI()/180))" office:value-type="float" office:value="1" calcext:value-type="float">
            <text:p>1</text:p>
          </table:table-cell>
          <table:table-cell office:value-type="float" office:value="-6.05546" calcext:value-type="float">
            <text:p>-6,05546</text:p>
          </table:table-cell>
          <table:table-cell office:value-type="float" office:value="37.1854" calcext:value-type="float">
            <text:p>37,1854</text:p>
          </table:table-cell>
          <table:table-cell office:value-type="float" office:value="58.1875" calcext:value-type="float">
            <text:p>58,1875</text:p>
          </table:table-cell>
          <table:table-cell table:number-columns-repeated="1007"/>
        </table:table-row>
        <table:table-row table:style-name="ro1">
          <table:table-cell office:value-type="float" office:value="121046" calcext:value-type="float">
            <text:p>121046</text:p>
          </table:table-cell>
          <table:table-cell office:value-type="float" office:value="-25.887" calcext:value-type="float">
            <text:p>-25,887</text:p>
          </table:table-cell>
          <table:table-cell office:value-type="float" office:value="-20.556" calcext:value-type="float">
            <text:p>-20,556</text:p>
          </table:table-cell>
          <table:table-cell office:value-type="float" office:value="66.357" calcext:value-type="float">
            <text:p>66,357</text:p>
          </table:table-cell>
          <table:table-cell/>
          <table:table-cell table:formula="of:=SQRT([.B12]*[.B12]+[.C12]*[.C12]+[.D12]*[.D12])" office:value-type="float" office:value="74.1345894572837" calcext:value-type="float">
            <text:p>74,1345894572837</text:p>
          </table:table-cell>
          <table:table-cell table:formula="of:=[.B12]/[.F12]" office:value-type="float" office:value="-0.34918922718141" calcext:value-type="float">
            <text:p>-0,34918922718141</text:p>
          </table:table-cell>
          <table:table-cell table:formula="of:=[.C12]/[.F12]" office:value-type="float" office:value="-0.277279474405727" calcext:value-type="float">
            <text:p>-0,277279474405727</text:p>
          </table:table-cell>
          <table:table-cell table:formula="of:=[.D12]/[.F12]" office:value-type="float" office:value="0.895088250785213" calcext:value-type="float">
            <text:p>0,895088250785213</text:p>
          </table:table-cell>
          <table:table-cell table:formula="of:=SQRT([.G12]*[.G12]+[.H12]*[.H12]+[.I12]*[.I12])" office:value-type="float" office:value="1" calcext:value-type="float">
            <text:p>1</text:p>
          </table:table-cell>
          <table:table-cell table:formula="of:=ACOS([.G12])*180/PI()" office:value-type="float" office:value="110.437732651403" calcext:value-type="float">
            <text:p>110,437732651403</text:p>
          </table:table-cell>
          <table:table-cell table:formula="of:=ACOS([.H12])*180/PI()" office:value-type="float" office:value="106.097902128031" calcext:value-type="float">
            <text:p>106,097902128031</text:p>
          </table:table-cell>
          <table:table-cell table:formula="of:=ACOS([.I12])*180/PI()" office:value-type="float" office:value="26.4802324163128" calcext:value-type="float">
            <text:p>26,4802324163128</text:p>
          </table:table-cell>
          <table:table-cell table:formula="of:=SQRT(COS([.K12]*PI()/180)*COS([.K12]*PI()/180)+COS([.L12]*PI()/180)*COS([.L12]*PI()/180)+COS([.M12]*PI()/180)*COS([.M12]*PI()/180))" office:value-type="float" office:value="1" calcext:value-type="float">
            <text:p>1</text:p>
          </table:table-cell>
          <table:table-cell office:value-type="float" office:value="-30.8459" calcext:value-type="float">
            <text:p>-30,8459</text:p>
          </table:table-cell>
          <table:table-cell office:value-type="float" office:value="-2.34716" calcext:value-type="float">
            <text:p>-2,34716</text:p>
          </table:table-cell>
          <table:table-cell office:value-type="float" office:value="68.8005" calcext:value-type="float">
            <text:p>68,8005</text:p>
          </table:table-cell>
          <table:table-cell table:number-columns-repeated="1007"/>
        </table:table-row>
        <table:table-row table:style-name="ro1">
          <table:table-cell table:style-name="ce8" office:value-type="float" office:value="121049" calcext:value-type="float">
            <text:p>121049</text:p>
          </table:table-cell>
          <table:table-cell table:style-name="ce8" office:value-type="float" office:value="0.433" calcext:value-type="float">
            <text:p>0,433</text:p>
          </table:table-cell>
          <table:table-cell table:style-name="ce8" office:value-type="float" office:value="51.356" calcext:value-type="float">
            <text:p>51,356</text:p>
          </table:table-cell>
          <table:table-cell table:style-name="ce8" office:value-type="float" office:value="78.515" calcext:value-type="float">
            <text:p>78,515</text:p>
          </table:table-cell>
          <table:table-cell table:style-name="ce8"/>
          <table:table-cell table:style-name="ce8" table:formula="of:=SQRT([.B13]*[.B13]+[.C13]*[.C13]+[.D13]*[.D13])" office:value-type="float" office:value="93.8202081110461" calcext:value-type="float">
            <text:p>93,8202081110461</text:p>
          </table:table-cell>
          <table:table-cell table:style-name="ce8" table:formula="of:=[.B13]/[.F13]" office:value-type="float" office:value="0.00461521039782281" calcext:value-type="float">
            <text:p>0,004615210397823</text:p>
          </table:table-cell>
          <table:table-cell table:style-name="ce8" table:formula="of:=[.C13]/[.F13]" office:value-type="float" office:value="0.547387402287733" calcext:value-type="float">
            <text:p>0,547387402287733</text:p>
          </table:table-cell>
          <table:table-cell table:style-name="ce8" table:formula="of:=[.D13]/[.F13]" office:value-type="float" office:value="0.836866615207986" calcext:value-type="float">
            <text:p>0,836866615207986</text:p>
          </table:table-cell>
          <table:table-cell table:style-name="ce8" table:formula="of:=SQRT([.G13]*[.G13]+[.H13]*[.H13]+[.I13]*[.I13])" office:value-type="float" office:value="1" calcext:value-type="float">
            <text:p>1</text:p>
          </table:table-cell>
          <table:table-cell table:style-name="ce8" table:formula="of:=ACOS([.G13])*180/PI()" office:value-type="float" office:value="89.7355669838896" calcext:value-type="float">
            <text:p>89,7355669838896</text:p>
          </table:table-cell>
          <table:table-cell table:style-name="ce8" table:formula="of:=ACOS([.H13])*180/PI()" office:value-type="float" office:value="56.8120381813889" calcext:value-type="float">
            <text:p>56,8120381813889</text:p>
          </table:table-cell>
          <table:table-cell table:style-name="ce8" table:formula="of:=ACOS([.I13])*180/PI()" office:value-type="float" office:value="33.1892938473167" calcext:value-type="float">
            <text:p>33,1892938473167</text:p>
          </table:table-cell>
          <table:table-cell table:style-name="ce8" table:formula="of:=SQRT(COS([.K13]*PI()/180)*COS([.K13]*PI()/180)+COS([.L13]*PI()/180)*COS([.L13]*PI()/180)+COS([.M13]*PI()/180)*COS([.M13]*PI()/180))" office:value-type="float" office:value="1" calcext:value-type="float">
            <text:p>1</text:p>
          </table:table-cell>
          <table:table-cell table:style-name="ce8" office:value-type="float" office:value="36.1649" calcext:value-type="float">
            <text:p>36,1649</text:p>
          </table:table-cell>
          <table:table-cell table:style-name="ce8" office:value-type="float" office:value="32.7776" calcext:value-type="float">
            <text:p>32,7776</text:p>
          </table:table-cell>
          <table:table-cell table:style-name="ce8" office:value-type="float" office:value="94.6519" calcext:value-type="float">
            <text:p>94,6519</text:p>
          </table:table-cell>
          <table:table-cell table:style-name="ce8" table:number-columns-repeated="1007"/>
        </table:table-row>
        <table:table-row table:style-name="ro1">
          <table:table-cell table:style-name="ce8" office:value-type="float" office:value="121052" calcext:value-type="float">
            <text:p>121052</text:p>
          </table:table-cell>
          <table:table-cell table:style-name="ce8" office:value-type="float" office:value="-62.359" calcext:value-type="float">
            <text:p>-62,359</text:p>
          </table:table-cell>
          <table:table-cell table:style-name="ce8" office:value-type="float" office:value="26.57" calcext:value-type="float">
            <text:p>26,57</text:p>
          </table:table-cell>
          <table:table-cell table:style-name="ce8" office:value-type="float" office:value="63.966" calcext:value-type="float">
            <text:p>63,966</text:p>
          </table:table-cell>
          <table:table-cell table:style-name="ce8"/>
          <table:table-cell table:style-name="ce8" table:formula="of:=SQRT([.B14]*[.B14]+[.C14]*[.C14]+[.D14]*[.D14])" office:value-type="float" office:value="93.2001015932923" calcext:value-type="float">
            <text:p>93,2001015932923</text:p>
          </table:table-cell>
          <table:table-cell table:style-name="ce8" table:formula="of:=[.B14]/[.F14]" office:value-type="float" office:value="-0.669087253489518" calcext:value-type="float">
            <text:p>-0,669087253489518</text:p>
          </table:table-cell>
          <table:table-cell table:style-name="ce8" table:formula="of:=[.C14]/[.F14]" office:value-type="float" office:value="0.285085526150459" calcext:value-type="float">
            <text:p>0,285085526150459</text:p>
          </table:table-cell>
          <table:table-cell table:style-name="ce8" table:formula="of:=[.D14]/[.F14]" office:value-type="float" office:value="0.686329723964633" calcext:value-type="float">
            <text:p>0,686329723964633</text:p>
          </table:table-cell>
          <table:table-cell table:style-name="ce8" table:formula="of:=SQRT([.G14]*[.G14]+[.H14]*[.H14]+[.I14]*[.I14])" office:value-type="float" office:value="1" calcext:value-type="float">
            <text:p>1</text:p>
          </table:table-cell>
          <table:table-cell table:style-name="ce8" table:formula="of:=ACOS([.G14])*180/PI()" office:value-type="float" office:value="131.996657621602" calcext:value-type="float">
            <text:p>131,996657621602</text:p>
          </table:table-cell>
          <table:table-cell table:style-name="ce8" table:formula="of:=ACOS([.H14])*180/PI()" office:value-type="float" office:value="73.4360390381351" calcext:value-type="float">
            <text:p>73,4360390381351</text:p>
          </table:table-cell>
          <table:table-cell table:style-name="ce8" table:formula="of:=ACOS([.I14])*180/PI()" office:value-type="float" office:value="46.659727660904" calcext:value-type="float">
            <text:p>46,659727660904</text:p>
          </table:table-cell>
          <table:table-cell table:style-name="ce8" table:formula="of:=SQRT(COS([.K14]*PI()/180)*COS([.K14]*PI()/180)+COS([.L14]*PI()/180)*COS([.L14]*PI()/180)+COS([.M14]*PI()/180)*COS([.M14]*PI()/180))" office:value-type="float" office:value="1" calcext:value-type="float">
            <text:p>1</text:p>
          </table:table-cell>
          <table:table-cell table:style-name="ce8" office:value-type="float" office:value="-46.3674" calcext:value-type="float">
            <text:p>-46,3674</text:p>
          </table:table-cell>
          <table:table-cell table:style-name="ce8" office:value-type="float" office:value="50.4678" calcext:value-type="float">
            <text:p>50,4678</text:p>
          </table:table-cell>
          <table:table-cell table:style-name="ce8" office:value-type="float" office:value="49.1567" calcext:value-type="float">
            <text:p>49,1567</text:p>
          </table:table-cell>
          <table:table-cell table:style-name="ce8" table:number-columns-repeated="1007"/>
        </table:table-row>
        <table:table-row table:style-name="ro1">
          <table:table-cell table:style-name="ce3" office:value-type="float" office:value="121055" calcext:value-type="float">
            <text:p>121055</text:p>
          </table:table-cell>
          <table:table-cell table:style-name="ce3" office:value-type="float" office:value="9.627" calcext:value-type="float">
            <text:p>9,627</text:p>
          </table:table-cell>
          <table:table-cell table:style-name="ce3" office:value-type="float" office:value="55.625" calcext:value-type="float">
            <text:p>55,625</text:p>
          </table:table-cell>
          <table:table-cell table:style-name="ce3" office:value-type="float" office:value="114.381" calcext:value-type="float">
            <text:p>114,381</text:p>
          </table:table-cell>
          <table:table-cell table:style-name="ce3"/>
          <table:table-cell table:style-name="ce3" table:formula="of:=SQRT([.B15]*[.B15]+[.C15]*[.C15]+[.D15]*[.D15])" office:value-type="float" office:value="127.553255211304" calcext:value-type="float">
            <text:p>127,553255211304</text:p>
          </table:table-cell>
          <table:table-cell table:style-name="ce3" table:formula="of:=[.B15]/[.F15]" office:value-type="float" office:value="0.0754743576246014" calcext:value-type="float">
            <text:p>0,075474357624601</text:p>
          </table:table-cell>
          <table:table-cell table:style-name="ce3" table:formula="of:=[.C15]/[.F15]" office:value-type="float" office:value="0.436092359288299" calcext:value-type="float">
            <text:p>0,436092359288299</text:p>
          </table:table-cell>
          <table:table-cell table:style-name="ce3" table:formula="of:=[.D15]/[.F15]" office:value-type="float" office:value="0.896731328498965" calcext:value-type="float">
            <text:p>0,896731328498965</text:p>
          </table:table-cell>
          <table:table-cell table:style-name="ce3" table:formula="of:=SQRT([.G15]*[.G15]+[.H15]*[.H15]+[.I15]*[.I15])" office:value-type="float" office:value="1" calcext:value-type="float">
            <text:p>1</text:p>
          </table:table-cell>
          <table:table-cell table:style-name="ce3" table:formula="of:=ACOS([.G15])*180/PI()" office:value-type="float" office:value="85.671521752775" calcext:value-type="float">
            <text:p>85,671521752775</text:p>
          </table:table-cell>
          <table:table-cell table:style-name="ce3" table:formula="of:=ACOS([.H15])*180/PI()" office:value-type="float" office:value="64.1451772164445" calcext:value-type="float">
            <text:p>64,1451772164445</text:p>
          </table:table-cell>
          <table:table-cell table:style-name="ce3" table:formula="of:=ACOS([.I15])*180/PI()" office:value-type="float" office:value="26.2683132543038" calcext:value-type="float">
            <text:p>26,2683132543038</text:p>
          </table:table-cell>
          <table:table-cell table:style-name="ce3" table:formula="of:=SQRT(COS([.K15]*PI()/180)*COS([.K15]*PI()/180)+COS([.L15]*PI()/180)*COS([.L15]*PI()/180)+COS([.M15]*PI()/180)*COS([.M15]*PI()/180))" office:value-type="float" office:value="1" calcext:value-type="float">
            <text:p>1</text:p>
          </table:table-cell>
          <table:table-cell table:style-name="ce3" office:value-type="float" office:value="-45.1874" calcext:value-type="float">
            <text:p>-45,1874</text:p>
          </table:table-cell>
          <table:table-cell table:style-name="ce3" office:value-type="float" office:value="-13.6975" calcext:value-type="float">
            <text:p>-13,6975</text:p>
          </table:table-cell>
          <table:table-cell table:style-name="ce3" office:value-type="float" office:value="-51.8366" calcext:value-type="float">
            <text:p>-51,8366</text:p>
          </table:table-cell>
          <table:table-cell table:style-name="ce3" table:number-columns-repeated="1007"/>
        </table:table-row>
        <table:table-row table:style-name="ro1">
          <table:table-cell office:value-type="float" office:value="121058" calcext:value-type="float">
            <text:p>121058</text:p>
          </table:table-cell>
          <table:table-cell office:value-type="float" office:value="-43.85" calcext:value-type="float">
            <text:p>-43,85</text:p>
          </table:table-cell>
          <table:table-cell office:value-type="float" office:value="13.822" calcext:value-type="float">
            <text:p>13,822</text:p>
          </table:table-cell>
          <table:table-cell office:value-type="float" office:value="-27.203" calcext:value-type="float">
            <text:p>-27,203</text:p>
          </table:table-cell>
          <table:table-cell/>
          <table:table-cell table:formula="of:=SQRT([.B16]*[.B16]+[.C16]*[.C16]+[.D16]*[.D16])" office:value-type="float" office:value="53.4216565916857" calcext:value-type="float">
            <text:p>53,4216565916857</text:p>
          </table:table-cell>
          <table:table-cell table:formula="of:=[.B16]/[.F16]" office:value-type="float" office:value="-0.82082815842189" calcext:value-type="float">
            <text:p>-0,82082815842189</text:p>
          </table:table-cell>
          <table:table-cell table:formula="of:=[.C16]/[.F16]" office:value-type="float" office:value="0.258734020654672" calcext:value-type="float">
            <text:p>0,258734020654672</text:p>
          </table:table-cell>
          <table:table-cell table:formula="of:=[.D16]/[.F16]" office:value-type="float" office:value="-0.509212962224644" calcext:value-type="float">
            <text:p>-0,509212962224644</text:p>
          </table:table-cell>
          <table:table-cell table:formula="of:=SQRT([.G16]*[.G16]+[.H16]*[.H16]+[.I16]*[.I16])" office:value-type="float" office:value="1" calcext:value-type="float">
            <text:p>1</text:p>
          </table:table-cell>
          <table:table-cell table:formula="of:=ACOS([.G16])*180/PI()" office:value-type="float" office:value="145.167781713112" calcext:value-type="float">
            <text:p>145,167781713112</text:p>
          </table:table-cell>
          <table:table-cell table:formula="of:=ACOS([.H16])*180/PI()" office:value-type="float" office:value="75.0050433319437" calcext:value-type="float">
            <text:p>75,0050433319437</text:p>
          </table:table-cell>
          <table:table-cell table:formula="of:=ACOS([.I16])*180/PI()" office:value-type="float" office:value="120.611419761134" calcext:value-type="float">
            <text:p>120,611419761134</text:p>
          </table:table-cell>
          <table:table-cell table:formula="of:=SQRT(COS([.K16]*PI()/180)*COS([.K16]*PI()/180)+COS([.L16]*PI()/180)*COS([.L16]*PI()/180)+COS([.M16]*PI()/180)*COS([.M16]*PI()/180))" office:value-type="float" office:value="1" calcext:value-type="float">
            <text:p>1</text:p>
          </table:table-cell>
          <table:table-cell office:value-type="float" office:value="-45.4748" calcext:value-type="float">
            <text:p>-45,4748</text:p>
          </table:table-cell>
          <table:table-cell office:value-type="float" office:value="2.22854" calcext:value-type="float">
            <text:p>2,22854</text:p>
          </table:table-cell>
          <table:table-cell office:value-type="float" office:value="-29.6767" calcext:value-type="float">
            <text:p>-29,6767</text:p>
          </table:table-cell>
          <table:table-cell table:number-columns-repeated="1007"/>
        </table:table-row>
        <table:table-row table:style-name="ro1">
          <table:table-cell office:value-type="float" office:value="121109" calcext:value-type="float">
            <text:p>121109</text:p>
          </table:table-cell>
          <table:table-cell office:value-type="float" office:value="20.308" calcext:value-type="float">
            <text:p>20,308</text:p>
          </table:table-cell>
          <table:table-cell office:value-type="float" office:value="31.756" calcext:value-type="float">
            <text:p>31,756</text:p>
          </table:table-cell>
          <table:table-cell office:value-type="float" office:value="-76.019" calcext:value-type="float">
            <text:p>-76,019</text:p>
          </table:table-cell>
          <table:table-cell/>
          <table:table-cell table:formula="of:=SQRT([.B17]*[.B17]+[.C17]*[.C17]+[.D17]*[.D17])" office:value-type="float" office:value="84.8513215041463" calcext:value-type="float">
            <text:p>84,8513215041463</text:p>
          </table:table-cell>
          <table:table-cell table:formula="of:=[.B17]/[.F17]" office:value-type="float" office:value="0.239336284220484" calcext:value-type="float">
            <text:p>0,239336284220484</text:p>
          </table:table-cell>
          <table:table-cell table:formula="of:=[.C17]/[.F17]" office:value-type="float" office:value="0.374254630771404" calcext:value-type="float">
            <text:p>0,374254630771404</text:p>
          </table:table-cell>
          <table:table-cell table:formula="of:=[.D17]/[.F17]" office:value-type="float" office:value="-0.895908262268907" calcext:value-type="float">
            <text:p>-0,895908262268907</text:p>
          </table:table-cell>
          <table:table-cell table:formula="of:=SQRT([.G17]*[.G17]+[.H17]*[.H17]+[.I17]*[.I17])" office:value-type="float" office:value="1" calcext:value-type="float">
            <text:p>1</text:p>
          </table:table-cell>
          <table:table-cell table:formula="of:=ACOS([.G17])*180/PI()" office:value-type="float" office:value="76.1526293577401" calcext:value-type="float">
            <text:p>76,1526293577401</text:p>
          </table:table-cell>
          <table:table-cell table:formula="of:=ACOS([.H17])*180/PI()" office:value-type="float" office:value="68.021748036564" calcext:value-type="float">
            <text:p>68,021748036564</text:p>
          </table:table-cell>
          <table:table-cell table:formula="of:=ACOS([.I17])*180/PI()" office:value-type="float" office:value="153.625332573857" calcext:value-type="float">
            <text:p>153,625332573857</text:p>
          </table:table-cell>
          <table:table-cell table:formula="of:=SQRT(COS([.K17]*PI()/180)*COS([.K17]*PI()/180)+COS([.L17]*PI()/180)*COS([.L17]*PI()/180)+COS([.M17]*PI()/180)*COS([.M17]*PI()/180))" office:value-type="float" office:value="1" calcext:value-type="float">
            <text:p>1</text:p>
          </table:table-cell>
          <table:table-cell office:value-type="float" office:value="33.5291" calcext:value-type="float">
            <text:p>33,5291</text:p>
          </table:table-cell>
          <table:table-cell office:value-type="float" office:value="-10.228" calcext:value-type="float">
            <text:p>-10,228</text:p>
          </table:table-cell>
          <table:table-cell office:value-type="float" office:value="-81.7109" calcext:value-type="float">
            <text:p>-81,7109</text:p>
          </table:table-cell>
          <table:table-cell table:number-columns-repeated="1007"/>
        </table:table-row>
        <table:table-row table:style-name="ro1">
          <table:table-cell office:value-type="float" office:value="121111" calcext:value-type="float">
            <text:p>121111</text:p>
          </table:table-cell>
          <table:table-cell office:value-type="float" office:value="22.288" calcext:value-type="float">
            <text:p>22,288</text:p>
          </table:table-cell>
          <table:table-cell office:value-type="float" office:value="-17.723" calcext:value-type="float">
            <text:p>-17,723</text:p>
          </table:table-cell>
          <table:table-cell office:value-type="float" office:value="-47.539" calcext:value-type="float">
            <text:p>-47,539</text:p>
          </table:table-cell>
          <table:table-cell/>
          <table:table-cell table:formula="of:=SQRT([.B18]*[.B18]+[.C18]*[.C18]+[.D18]*[.D18])" office:value-type="float" office:value="55.4149455832991" calcext:value-type="float">
            <text:p>55,4149455832991</text:p>
          </table:table-cell>
          <table:table-cell table:formula="of:=[.B18]/[.F18]" office:value-type="float" office:value="0.402201964928341" calcext:value-type="float">
            <text:p>0,402201964928341</text:p>
          </table:table-cell>
          <table:table-cell table:formula="of:=[.C18]/[.F18]" office:value-type="float" office:value="-0.319823466637876" calcext:value-type="float">
            <text:p>-0,319823466637876</text:p>
          </table:table-cell>
          <table:table-cell table:formula="of:=[.D18]/[.F18]" office:value-type="float" office:value="-0.857873259634261" calcext:value-type="float">
            <text:p>-0,857873259634261</text:p>
          </table:table-cell>
          <table:table-cell table:formula="of:=SQRT([.G18]*[.G18]+[.H18]*[.H18]+[.I18]*[.I18])" office:value-type="float" office:value="1" calcext:value-type="float">
            <text:p>1</text:p>
          </table:table-cell>
          <table:table-cell table:formula="of:=ACOS([.G18])*180/PI()" office:value-type="float" office:value="66.2840937011346" calcext:value-type="float">
            <text:p>66,2840937011346</text:p>
          </table:table-cell>
          <table:table-cell table:formula="of:=ACOS([.H18])*180/PI()" office:value-type="float" office:value="108.652249234626" calcext:value-type="float">
            <text:p>108,652249234626</text:p>
          </table:table-cell>
          <table:table-cell table:formula="of:=ACOS([.I18])*180/PI()" office:value-type="float" office:value="149.078624714196" calcext:value-type="float">
            <text:p>149,078624714196</text:p>
          </table:table-cell>
          <table:table-cell table:formula="of:=SQRT(COS([.K18]*PI()/180)*COS([.K18]*PI()/180)+COS([.L18]*PI()/180)*COS([.L18]*PI()/180)+COS([.M18]*PI()/180)*COS([.M18]*PI()/180))" office:value-type="float" office:value="1" calcext:value-type="float">
            <text:p>1</text:p>
          </table:table-cell>
          <table:table-cell office:value-type="float" office:value="26.9183" calcext:value-type="float">
            <text:p>26,9183</text:p>
          </table:table-cell>
          <table:table-cell office:value-type="float" office:value="-6.55328" calcext:value-type="float">
            <text:p>-6,55328</text:p>
          </table:table-cell>
          <table:table-cell office:value-type="float" office:value="-50.0764" calcext:value-type="float">
            <text:p>-50,0764</text:p>
          </table:table-cell>
          <table:table-cell table:number-columns-repeated="1007"/>
        </table:table-row>
        <table:table-row table:style-name="ro1">
          <table:table-cell office:value-type="float" office:value="121116" calcext:value-type="float">
            <text:p>121116</text:p>
          </table:table-cell>
          <table:table-cell office:value-type="float" office:value="-14.928" calcext:value-type="float">
            <text:p>-14,928</text:p>
          </table:table-cell>
          <table:table-cell office:value-type="float" office:value="-16.029" calcext:value-type="float">
            <text:p>-16,029</text:p>
          </table:table-cell>
          <table:table-cell office:value-type="float" office:value="-80.278" calcext:value-type="float">
            <text:p>-80,278</text:p>
          </table:table-cell>
          <table:table-cell/>
          <table:table-cell table:formula="of:=SQRT([.B19]*[.B19]+[.C19]*[.C19]+[.D19]*[.D19])" office:value-type="float" office:value="83.2125670136428" calcext:value-type="float">
            <text:p>83,2125670136428</text:p>
          </table:table-cell>
          <table:table-cell table:formula="of:=[.B19]/[.F19]" office:value-type="float" office:value="-0.179395979907128" calcext:value-type="float">
            <text:p>-0,179395979907128</text:p>
          </table:table-cell>
          <table:table-cell table:formula="of:=[.C19]/[.F19]" office:value-type="float" office:value="-0.192627154470214" calcext:value-type="float">
            <text:p>-0,192627154470214</text:p>
          </table:table-cell>
          <table:table-cell table:formula="of:=[.D19]/[.F19]" office:value-type="float" office:value="-0.964734088624358" calcext:value-type="float">
            <text:p>-0,964734088624358</text:p>
          </table:table-cell>
          <table:table-cell table:formula="of:=SQRT([.G19]*[.G19]+[.H19]*[.H19]+[.I19]*[.I19])" office:value-type="float" office:value="1" calcext:value-type="float">
            <text:p>1</text:p>
          </table:table-cell>
          <table:table-cell table:formula="of:=ACOS([.G19])*180/PI()" office:value-type="float" office:value="100.334579328924" calcext:value-type="float">
            <text:p>100,334579328924</text:p>
          </table:table-cell>
          <table:table-cell table:formula="of:=ACOS([.H19])*180/PI()" office:value-type="float" office:value="101.106141785088" calcext:value-type="float">
            <text:p>101,106141785088</text:p>
          </table:table-cell>
          <table:table-cell table:formula="of:=ACOS([.I19])*180/PI()" office:value-type="float" office:value="164.738408139147" calcext:value-type="float">
            <text:p>164,738408139147</text:p>
          </table:table-cell>
          <table:table-cell table:formula="of:=SQRT(COS([.K19]*PI()/180)*COS([.K19]*PI()/180)+COS([.L19]*PI()/180)*COS([.L19]*PI()/180)+COS([.M19]*PI()/180)*COS([.M19]*PI()/180))" office:value-type="float" office:value="1" calcext:value-type="float">
            <text:p>1</text:p>
          </table:table-cell>
          <table:table-cell office:value-type="float" office:value="-0.870244" calcext:value-type="float">
            <text:p>-0,870244</text:p>
          </table:table-cell>
          <table:table-cell office:value-type="float" office:value="-20.1141" calcext:value-type="float">
            <text:p>-20,1141</text:p>
          </table:table-cell>
          <table:table-cell office:value-type="float" office:value="-81.0205" calcext:value-type="float">
            <text:p>-81,0205</text:p>
          </table:table-cell>
          <table:table-cell table:number-columns-repeated="1007"/>
        </table:table-row>
        <table:table-row table:style-name="ro1">
          <table:table-cell table:style-name="ce8" office:value-type="float" office:value="121118" calcext:value-type="float">
            <text:p>121118</text:p>
          </table:table-cell>
          <table:table-cell table:style-name="ce8" office:value-type="float" office:value="9.16" calcext:value-type="float">
            <text:p>9,16</text:p>
          </table:table-cell>
          <table:table-cell table:style-name="ce8" office:value-type="float" office:value="-1.892" calcext:value-type="float">
            <text:p>-1,892</text:p>
          </table:table-cell>
          <table:table-cell table:style-name="ce8" office:value-type="float" office:value="-84.675" calcext:value-type="float">
            <text:p>-84,675</text:p>
          </table:table-cell>
          <table:table-cell table:style-name="ce8"/>
          <table:table-cell table:style-name="ce8" table:formula="of:=SQRT([.B20]*[.B20]+[.C20]*[.C20]+[.D20]*[.D20])" office:value-type="float" office:value="85.1900281077545" calcext:value-type="float">
            <text:p>85,1900281077545</text:p>
          </table:table-cell>
          <table:table-cell table:style-name="ce8" table:formula="of:=[.B20]/[.F20]" office:value-type="float" office:value="0.10752432184215" calcext:value-type="float">
            <text:p>0,10752432184215</text:p>
          </table:table-cell>
          <table:table-cell table:style-name="ce8" table:formula="of:=[.C20]/[.F20]" office:value-type="float" office:value="-0.0222091721534223" calcext:value-type="float">
            <text:p>-0,022209172153422</text:p>
          </table:table-cell>
          <table:table-cell table:style-name="ce8" table:formula="of:=[.D20]/[.F20]" office:value-type="float" office:value="-0.993954361570311" calcext:value-type="float">
            <text:p>-0,993954361570311</text:p>
          </table:table-cell>
          <table:table-cell table:style-name="ce8" table:formula="of:=SQRT([.G20]*[.G20]+[.H20]*[.H20]+[.I20]*[.I20])" office:value-type="float" office:value="1" calcext:value-type="float">
            <text:p>1</text:p>
          </table:table-cell>
          <table:table-cell table:style-name="ce8" table:formula="of:=ACOS([.G20])*180/PI()" office:value-type="float" office:value="83.8273768584169" calcext:value-type="float">
            <text:p>83,8273768584169</text:p>
          </table:table-cell>
          <table:table-cell table:style-name="ce8" table:formula="of:=ACOS([.H20])*180/PI()" office:value-type="float" office:value="91.2725964629624" calcext:value-type="float">
            <text:p>91,2725964629624</text:p>
          </table:table-cell>
          <table:table-cell table:style-name="ce8" table:formula="of:=ACOS([.I20])*180/PI()" office:value-type="float" office:value="173.696558059096" calcext:value-type="float">
            <text:p>173,696558059096</text:p>
          </table:table-cell>
          <table:table-cell table:style-name="ce8" table:formula="of:=SQRT(COS([.K20]*PI()/180)*COS([.K20]*PI()/180)+COS([.L20]*PI()/180)*COS([.L20]*PI()/180)+COS([.M20]*PI()/180)*COS([.M20]*PI()/180))" office:value-type="float" office:value="1" calcext:value-type="float">
            <text:p>1</text:p>
          </table:table-cell>
          <table:table-cell table:style-name="ce8" office:value-type="float" office:value="7.33891" calcext:value-type="float">
            <text:p>7,33891</text:p>
          </table:table-cell>
          <table:table-cell table:style-name="ce8" office:value-type="float" office:value="4.34591" calcext:value-type="float">
            <text:p>4,34591</text:p>
          </table:table-cell>
          <table:table-cell table:style-name="ce8" office:value-type="float" office:value="-84.5647" calcext:value-type="float">
            <text:p>-84,5647</text:p>
          </table:table-cell>
          <table:table-cell table:style-name="ce8" table:number-columns-repeated="1007"/>
        </table:table-row>
        <table:table-row table:style-name="ro1">
          <table:table-cell office:value-type="float" office:value="121121" calcext:value-type="float">
            <text:p>121121</text:p>
          </table:table-cell>
          <table:table-cell office:value-type="float" office:value="-10.902" calcext:value-type="float">
            <text:p>-10,902</text:p>
          </table:table-cell>
          <table:table-cell office:value-type="float" office:value="14.392" calcext:value-type="float">
            <text:p>14,392</text:p>
          </table:table-cell>
          <table:table-cell table:style-name="ce5" office:value-type="float" office:value="0.102" calcext:value-type="float">
            <text:p>0,102</text:p>
          </table:table-cell>
          <table:table-cell/>
          <table:table-cell table:formula="of:=SQRT([.B21]*[.B21]+[.C21]*[.C21]+[.D21]*[.D21])" office:value-type="float" office:value="18.0552948466648" calcext:value-type="float">
            <text:p>18,0552948466648</text:p>
          </table:table-cell>
          <table:table-cell table:formula="of:=[.B21]/[.F21]" office:value-type="float" office:value="-0.603811795519575" calcext:value-type="float">
            <text:p>-0,603811795519575</text:p>
          </table:table-cell>
          <table:table-cell table:formula="of:=[.C21]/[.F21]" office:value-type="float" office:value="0.797106894250388" calcext:value-type="float">
            <text:p>0,797106894250388</text:p>
          </table:table-cell>
          <table:table-cell table:style-name="ce5" table:formula="of:=[.D21]/[.F21]" office:value-type="float" office:value="0.00564931234112976" calcext:value-type="float">
            <text:p>0,00564931234113</text:p>
          </table:table-cell>
          <table:table-cell table:formula="of:=SQRT([.G21]*[.G21]+[.H21]*[.H21]+[.I21]*[.I21])" office:value-type="float" office:value="1" calcext:value-type="float">
            <text:p>1</text:p>
          </table:table-cell>
          <table:table-cell table:formula="of:=ACOS([.G21])*180/PI()" office:value-type="float" office:value="127.143387972968" calcext:value-type="float">
            <text:p>127,143387972968</text:p>
          </table:table-cell>
          <table:table-cell table:formula="of:=ACOS([.H21])*180/PI()" office:value-type="float" office:value="37.1452875228168" calcext:value-type="float">
            <text:p>37,1452875228168</text:p>
          </table:table-cell>
          <table:table-cell table:style-name="ce5" table:formula="of:=ACOS([.I21])*180/PI()" office:value-type="float" office:value="89.6763165239748" calcext:value-type="float">
            <text:p>89,6763165239748</text:p>
          </table:table-cell>
          <table:table-cell table:formula="of:=SQRT(COS([.K21]*PI()/180)*COS([.K21]*PI()/180)+COS([.L21]*PI()/180)*COS([.L21]*PI()/180)+COS([.M21]*PI()/180)*COS([.M21]*PI()/180))" office:value-type="float" office:value="1" calcext:value-type="float">
            <text:p>1</text:p>
          </table:table-cell>
          <table:table-cell office:value-type="float" office:value="-11.4301" calcext:value-type="float">
            <text:p>-11,4301</text:p>
          </table:table-cell>
          <table:table-cell office:value-type="float" office:value="14.1211" calcext:value-type="float">
            <text:p>14,1211</text:p>
          </table:table-cell>
          <table:table-cell office:value-type="float" office:value="-1.34721" calcext:value-type="float">
            <text:p>-1,34721</text:p>
          </table:table-cell>
          <table:table-cell table:number-columns-repeated="1007"/>
        </table:table-row>
        <table:table-row table:style-name="ro1">
          <table:table-cell office:value-type="float" office:value="121123" calcext:value-type="float">
            <text:p>121123</text:p>
          </table:table-cell>
          <table:table-cell office:value-type="float" office:value="-12.322" calcext:value-type="float">
            <text:p>-12,322</text:p>
          </table:table-cell>
          <table:table-cell office:value-type="float" office:value="22.571" calcext:value-type="float">
            <text:p>22,571</text:p>
          </table:table-cell>
          <table:table-cell office:value-type="float" office:value="25.828" calcext:value-type="float">
            <text:p>25,828</text:p>
          </table:table-cell>
          <table:table-cell/>
          <table:table-cell table:formula="of:=SQRT([.B22]*[.B22]+[.C22]*[.C22]+[.D22]*[.D22])" office:value-type="float" office:value="36.4467736432184" calcext:value-type="float">
            <text:p>36,4467736432184</text:p>
          </table:table-cell>
          <table:table-cell table:formula="of:=[.B22]/[.F22]" office:value-type="float" office:value="-0.338082051394218" calcext:value-type="float">
            <text:p>-0,338082051394218</text:p>
          </table:table-cell>
          <table:table-cell table:formula="of:=[.C22]/[.F22]" office:value-type="float" office:value="0.619286640319664" calcext:value-type="float">
            <text:p>0,619286640319664</text:p>
          </table:table-cell>
          <table:table-cell table:formula="of:=[.D22]/[.F22]" office:value-type="float" office:value="0.708649831472964" calcext:value-type="float">
            <text:p>0,708649831472964</text:p>
          </table:table-cell>
          <table:table-cell table:formula="of:=SQRT([.G22]*[.G22]+[.H22]*[.H22]+[.I22]*[.I22])" office:value-type="float" office:value="1" calcext:value-type="float">
            <text:p>1</text:p>
          </table:table-cell>
          <table:table-cell table:formula="of:=ACOS([.G22])*180/PI()" office:value-type="float" office:value="109.760065284449" calcext:value-type="float">
            <text:p>109,760065284449</text:p>
          </table:table-cell>
          <table:table-cell table:formula="of:=ACOS([.H22])*180/PI()" office:value-type="float" office:value="51.7359401354057" calcext:value-type="float">
            <text:p>51,7359401354057</text:p>
          </table:table-cell>
          <table:table-cell table:formula="of:=ACOS([.I22])*180/PI()" office:value-type="float" office:value="44.8748321788165" calcext:value-type="float">
            <text:p>44,8748321788165</text:p>
          </table:table-cell>
          <table:table-cell table:formula="of:=SQRT(COS([.K22]*PI()/180)*COS([.K22]*PI()/180)+COS([.L22]*PI()/180)*COS([.L22]*PI()/180)+COS([.M22]*PI()/180)*COS([.M22]*PI()/180))" office:value-type="float" office:value="1" calcext:value-type="float">
            <text:p>1</text:p>
          </table:table-cell>
          <table:table-cell office:value-type="float" office:value="-7.4386" calcext:value-type="float">
            <text:p>-7,4386</text:p>
          </table:table-cell>
          <table:table-cell office:value-type="float" office:value="24.2953" calcext:value-type="float">
            <text:p>24,2953</text:p>
          </table:table-cell>
          <table:table-cell office:value-type="float" office:value="24.5997" calcext:value-type="float">
            <text:p>24,5997</text:p>
          </table:table-cell>
          <table:table-cell table:number-columns-repeated="1007"/>
        </table:table-row>
        <table:table-row table:style-name="ro1">
          <table:table-cell office:value-type="float" office:value="121124" calcext:value-type="float">
            <text:p>121124</text:p>
          </table:table-cell>
          <table:table-cell office:value-type="float" office:value="-46.483" calcext:value-type="float">
            <text:p>-46,483</text:p>
          </table:table-cell>
          <table:table-cell office:value-type="float" office:value="16.881" calcext:value-type="float">
            <text:p>16,881</text:p>
          </table:table-cell>
          <table:table-cell office:value-type="float" office:value="9.161" calcext:value-type="float">
            <text:p>9,161</text:p>
          </table:table-cell>
          <table:table-cell/>
          <table:table-cell table:formula="of:=SQRT([.B23]*[.B23]+[.C23]*[.C23]+[.D23]*[.D23])" office:value-type="float" office:value="50.2947449640616" calcext:value-type="float">
            <text:p>50,2947449640616</text:p>
          </table:table-cell>
          <table:table-cell table:formula="of:=[.B23]/[.F23]" office:value-type="float" office:value="-0.924211864146337" calcext:value-type="float">
            <text:p>-0,924211864146337</text:p>
          </table:table-cell>
          <table:table-cell table:formula="of:=[.C23]/[.F23]" office:value-type="float" office:value="0.335641427589749" calcext:value-type="float">
            <text:p>0,335641427589749</text:p>
          </table:table-cell>
          <table:table-cell table:formula="of:=[.D23]/[.F23]" office:value-type="float" office:value="0.182146266106848" calcext:value-type="float">
            <text:p>0,182146266106848</text:p>
          </table:table-cell>
          <table:table-cell table:formula="of:=SQRT([.G23]*[.G23]+[.H23]*[.H23]+[.I23]*[.I23])" office:value-type="float" office:value="1" calcext:value-type="float">
            <text:p>1</text:p>
          </table:table-cell>
          <table:table-cell table:formula="of:=ACOS([.G23])*180/PI()" office:value-type="float" office:value="157.549809328982" calcext:value-type="float">
            <text:p>157,549809328982</text:p>
          </table:table-cell>
          <table:table-cell table:formula="of:=ACOS([.H23])*180/PI()" office:value-type="float" office:value="70.3884524629538" calcext:value-type="float">
            <text:p>70,3884524629538</text:p>
          </table:table-cell>
          <table:table-cell table:formula="of:=ACOS([.I23])*180/PI()" office:value-type="float" office:value="79.5052012382597" calcext:value-type="float">
            <text:p>79,5052012382597</text:p>
          </table:table-cell>
          <table:table-cell table:formula="of:=SQRT(COS([.K23]*PI()/180)*COS([.K23]*PI()/180)+COS([.L23]*PI()/180)*COS([.L23]*PI()/180)+COS([.M23]*PI()/180)*COS([.M23]*PI()/180))" office:value-type="float" office:value="1" calcext:value-type="float">
            <text:p>1</text:p>
          </table:table-cell>
          <table:table-cell office:value-type="float" office:value="-46.6265" calcext:value-type="float">
            <text:p>-46,6265</text:p>
          </table:table-cell>
          <table:table-cell office:value-type="float" office:value="18.6102" calcext:value-type="float">
            <text:p>18,6102</text:p>
          </table:table-cell>
          <table:table-cell office:value-type="float" office:value="1.65192" calcext:value-type="float">
            <text:p>1,65192</text:p>
          </table:table-cell>
          <table:table-cell table:number-columns-repeated="1007"/>
        </table:table-row>
        <table:table-row table:style-name="ro1">
          <table:table-cell office:value-type="float" office:value="121126" calcext:value-type="float">
            <text:p>121126</text:p>
          </table:table-cell>
          <table:table-cell office:value-type="float" office:value="-17.624" calcext:value-type="float">
            <text:p>-17,624</text:p>
          </table:table-cell>
          <table:table-cell office:value-type="float" office:value="-2.608" calcext:value-type="float">
            <text:p>-2,608</text:p>
          </table:table-cell>
          <table:table-cell office:value-type="float" office:value="-26.266" calcext:value-type="float">
            <text:p>-26,266</text:p>
          </table:table-cell>
          <table:table-cell/>
          <table:table-cell table:formula="of:=SQRT([.B24]*[.B24]+[.C24]*[.C24]+[.D24]*[.D24])" office:value-type="float" office:value="31.7381441801502" calcext:value-type="float">
            <text:p>31,7381441801502</text:p>
          </table:table-cell>
          <table:table-cell table:formula="of:=[.B24]/[.F24]" office:value-type="float" office:value="-0.555293967409175" calcext:value-type="float">
            <text:p>-0,555293967409175</text:p>
          </table:table-cell>
          <table:table-cell table:formula="of:=[.C24]/[.F24]" office:value-type="float" office:value="-0.0821724164209673" calcext:value-type="float">
            <text:p>-0,082172416420967</text:p>
          </table:table-cell>
          <table:table-cell table:formula="of:=[.D24]/[.F24]" office:value-type="float" office:value="-0.827584620288776" calcext:value-type="float">
            <text:p>-0,827584620288776</text:p>
          </table:table-cell>
          <table:table-cell table:formula="of:=SQRT([.G24]*[.G24]+[.H24]*[.H24]+[.I24]*[.I24])" office:value-type="float" office:value="1" calcext:value-type="float">
            <text:p>1</text:p>
          </table:table-cell>
          <table:table-cell table:formula="of:=ACOS([.G24])*180/PI()" office:value-type="float" office:value="123.730964912169" calcext:value-type="float">
            <text:p>123,730964912169</text:p>
          </table:table-cell>
          <table:table-cell table:formula="of:=ACOS([.H24])*180/PI()" office:value-type="float" office:value="94.7134472766297" calcext:value-type="float">
            <text:p>94,7134472766297</text:p>
          </table:table-cell>
          <table:table-cell table:formula="of:=ACOS([.I24])*180/PI()" office:value-type="float" office:value="145.851413710492" calcext:value-type="float">
            <text:p>145,851413710492</text:p>
          </table:table-cell>
          <table:table-cell table:formula="of:=SQRT(COS([.K24]*PI()/180)*COS([.K24]*PI()/180)+COS([.L24]*PI()/180)*COS([.L24]*PI()/180)+COS([.M24]*PI()/180)*COS([.M24]*PI()/180))" office:value-type="float" office:value="1" calcext:value-type="float">
            <text:p>1</text:p>
          </table:table-cell>
          <table:table-cell office:value-type="float" office:value="16.8011" calcext:value-type="float">
            <text:p>16,8011</text:p>
          </table:table-cell>
          <table:table-cell office:value-type="float" office:value="8.54126" calcext:value-type="float">
            <text:p>8,54126</text:p>
          </table:table-cell>
          <table:table-cell office:value-type="float" office:value="-25.5375" calcext:value-type="float">
            <text:p>-25,5375</text:p>
          </table:table-cell>
          <table:table-cell table:number-columns-repeated="1007"/>
        </table:table-row>
        <table:table-row table:style-name="ro1">
          <table:table-cell office:value-type="float" office:value="121128" calcext:value-type="float">
            <text:p>121128</text:p>
          </table:table-cell>
          <table:table-cell office:value-type="float" office:value="5.254" calcext:value-type="float">
            <text:p>5,254</text:p>
          </table:table-cell>
          <table:table-cell office:value-type="float" office:value="-42.151" calcext:value-type="float">
            <text:p>-42,151</text:p>
          </table:table-cell>
          <table:table-cell office:value-type="float" office:value="-24.609" calcext:value-type="float">
            <text:p>-24,609</text:p>
          </table:table-cell>
          <table:table-cell/>
          <table:table-cell table:formula="of:=SQRT([.B25]*[.B25]+[.C25]*[.C25]+[.D25]*[.D25])" office:value-type="float" office:value="49.0908769324811" calcext:value-type="float">
            <text:p>49,0908769324811</text:p>
          </table:table-cell>
          <table:table-cell table:formula="of:=[.B25]/[.F25]" office:value-type="float" office:value="0.107025996036418" calcext:value-type="float">
            <text:p>0,107025996036418</text:p>
          </table:table-cell>
          <table:table-cell table:formula="of:=[.C25]/[.F25]" office:value-type="float" office:value="-0.858632043953379" calcext:value-type="float">
            <text:p>-0,858632043953379</text:p>
          </table:table-cell>
          <table:table-cell table:formula="of:=[.D25]/[.F25]" office:value-type="float" office:value="-0.501294772832168" calcext:value-type="float">
            <text:p>-0,501294772832168</text:p>
          </table:table-cell>
          <table:table-cell table:formula="of:=SQRT([.G25]*[.G25]+[.H25]*[.H25]+[.I25]*[.I25])" office:value-type="float" office:value="1" calcext:value-type="float">
            <text:p>1</text:p>
          </table:table-cell>
          <table:table-cell table:formula="of:=ACOS([.G25])*180/PI()" office:value-type="float" office:value="83.8560945433498" calcext:value-type="float">
            <text:p>83,8560945433498</text:p>
          </table:table-cell>
          <table:table-cell table:formula="of:=ACOS([.H25])*180/PI()" office:value-type="float" office:value="149.163334093398" calcext:value-type="float">
            <text:p>149,163334093398</text:p>
          </table:table-cell>
          <table:table-cell table:formula="of:=ACOS([.I25])*180/PI()" office:value-type="float" office:value="120.085698515687" calcext:value-type="float">
            <text:p>120,085698515687</text:p>
          </table:table-cell>
          <table:table-cell table:formula="of:=SQRT(COS([.K25]*PI()/180)*COS([.K25]*PI()/180)+COS([.L25]*PI()/180)*COS([.L25]*PI()/180)+COS([.M25]*PI()/180)*COS([.M25]*PI()/180))" office:value-type="float" office:value="1" calcext:value-type="float">
            <text:p>1</text:p>
          </table:table-cell>
          <table:table-cell office:value-type="float" office:value="17.1918" calcext:value-type="float">
            <text:p>17,1918</text:p>
          </table:table-cell>
          <table:table-cell office:value-type="float" office:value="-39.0786" calcext:value-type="float">
            <text:p>-39,0786</text:p>
          </table:table-cell>
          <table:table-cell office:value-type="float" office:value="-31.9308" calcext:value-type="float">
            <text:p>-31,9308</text:p>
          </table:table-cell>
          <table:table-cell table:number-columns-repeated="1007"/>
        </table:table-row>
        <table:table-row table:style-name="ro1">
          <table:table-cell office:value-type="float" office:value="121209" calcext:value-type="float">
            <text:p>121209</text:p>
          </table:table-cell>
          <table:table-cell office:value-type="float" office:value="23.315" calcext:value-type="float">
            <text:p>23,315</text:p>
          </table:table-cell>
          <table:table-cell office:value-type="float" office:value="3.556" calcext:value-type="float">
            <text:p>3,556</text:p>
          </table:table-cell>
          <table:table-cell office:value-type="float" office:value="19.735" calcext:value-type="float">
            <text:p>19,735</text:p>
          </table:table-cell>
          <table:table-cell/>
          <table:table-cell table:formula="of:=SQRT([.B26]*[.B26]+[.C26]*[.C26]+[.D26]*[.D26])" office:value-type="float" office:value="30.7523102546784" calcext:value-type="float">
            <text:p>30,7523102546784</text:p>
          </table:table-cell>
          <table:table-cell table:formula="of:=[.B26]/[.F26]" office:value-type="float" office:value="0.758154421795124" calcext:value-type="float">
            <text:p>0,758154421795124</text:p>
          </table:table-cell>
          <table:table-cell table:formula="of:=[.C26]/[.F26]" office:value-type="float" office:value="0.11563358884424" calcext:value-type="float">
            <text:p>0,11563358884424</text:p>
          </table:table-cell>
          <table:table-cell table:formula="of:=[.D26]/[.F26]" office:value-type="float" office:value="0.641740403779832" calcext:value-type="float">
            <text:p>0,641740403779832</text:p>
          </table:table-cell>
          <table:table-cell table:formula="of:=SQRT([.G26]*[.G26]+[.H26]*[.H26]+[.I26]*[.I26])" office:value-type="float" office:value="1" calcext:value-type="float">
            <text:p>1</text:p>
          </table:table-cell>
          <table:table-cell table:formula="of:=ACOS([.G26])*180/PI()" office:value-type="float" office:value="40.6982351734589" calcext:value-type="float">
            <text:p>40,6982351734589</text:p>
          </table:table-cell>
          <table:table-cell table:formula="of:=ACOS([.H26])*180/PI()" office:value-type="float" office:value="83.3598291784944" calcext:value-type="float">
            <text:p>83,3598291784944</text:p>
          </table:table-cell>
          <table:table-cell table:formula="of:=ACOS([.I26])*180/PI()" office:value-type="float" office:value="50.0782802157497" calcext:value-type="float">
            <text:p>50,0782802157497</text:p>
          </table:table-cell>
          <table:table-cell table:formula="of:=SQRT(COS([.K26]*PI()/180)*COS([.K26]*PI()/180)+COS([.L26]*PI()/180)*COS([.L26]*PI()/180)+COS([.M26]*PI()/180)*COS([.M26]*PI()/180))" office:value-type="float" office:value="1" calcext:value-type="float">
            <text:p>1</text:p>
          </table:table-cell>
          <table:table-cell office:value-type="float" office:value="23.1334" calcext:value-type="float">
            <text:p>23,1334</text:p>
          </table:table-cell>
          <table:table-cell office:value-type="float" office:value="-0.367974" calcext:value-type="float">
            <text:p>-0,367974</text:p>
          </table:table-cell>
          <table:table-cell office:value-type="float" office:value="19.9065" calcext:value-type="float">
            <text:p>19,9065</text:p>
          </table:table-cell>
          <table:table-cell table:number-columns-repeated="1007"/>
        </table:table-row>
        <table:table-row table:style-name="ro1">
          <table:table-cell office:value-type="float" office:value="121218" calcext:value-type="float">
            <text:p>121218</text:p>
          </table:table-cell>
          <table:table-cell office:value-type="float" office:value="6.817" calcext:value-type="float">
            <text:p>6,817</text:p>
          </table:table-cell>
          <table:table-cell office:value-type="float" office:value="1.895" calcext:value-type="float">
            <text:p>1,895</text:p>
          </table:table-cell>
          <table:table-cell office:value-type="float" office:value="81.051" calcext:value-type="float">
            <text:p>81,051</text:p>
          </table:table-cell>
          <table:table-cell/>
          <table:table-cell table:formula="of:=SQRT([.B27]*[.B27]+[.C27]*[.C27]+[.D27]*[.D27])" office:value-type="float" office:value="81.3592472617588" calcext:value-type="float">
            <text:p>81,3592472617588</text:p>
          </table:table-cell>
          <table:table-cell table:formula="of:=[.B27]/[.F27]" office:value-type="float" office:value="0.0837888774716355" calcext:value-type="float">
            <text:p>0,083788877471636</text:p>
          </table:table-cell>
          <table:table-cell table:formula="of:=[.C27]/[.F27]" office:value-type="float" office:value="0.0232917592502199" calcext:value-type="float">
            <text:p>0,02329175925022</text:p>
          </table:table-cell>
          <table:table-cell table:formula="of:=[.D27]/[.F27]" office:value-type="float" office:value="0.996211281788694" calcext:value-type="float">
            <text:p>0,996211281788694</text:p>
          </table:table-cell>
          <table:table-cell table:formula="of:=SQRT([.G27]*[.G27]+[.H27]*[.H27]+[.I27]*[.I27])" office:value-type="float" office:value="1" calcext:value-type="float">
            <text:p>1</text:p>
          </table:table-cell>
          <table:table-cell table:formula="of:=ACOS([.G27])*180/PI()" office:value-type="float" office:value="85.1936157923445" calcext:value-type="float">
            <text:p>85,1936157923445</text:p>
          </table:table-cell>
          <table:table-cell table:formula="of:=ACOS([.H27])*180/PI()" office:value-type="float" office:value="88.6653598039102" calcext:value-type="float">
            <text:p>88,6653598039102</text:p>
          </table:table-cell>
          <table:table-cell table:formula="of:=ACOS([.I27])*180/PI()" office:value-type="float" office:value="4.98908607364171" calcext:value-type="float">
            <text:p>4,98908607364171</text:p>
          </table:table-cell>
          <table:table-cell table:formula="of:=SQRT(COS([.K27]*PI()/180)*COS([.K27]*PI()/180)+COS([.L27]*PI()/180)*COS([.L27]*PI()/180)+COS([.M27]*PI()/180)*COS([.M27]*PI()/180))" office:value-type="float" office:value="1" calcext:value-type="float">
            <text:p>1</text:p>
          </table:table-cell>
          <table:table-cell office:value-type="float" office:value="6.2685" calcext:value-type="float">
            <text:p>6,2685</text:p>
          </table:table-cell>
          <table:table-cell office:value-type="float" office:value="-2.68866" calcext:value-type="float">
            <text:p>-2,68866</text:p>
          </table:table-cell>
          <table:table-cell office:value-type="float" office:value="80.9989" calcext:value-type="float">
            <text:p>80,9989</text:p>
          </table:table-cell>
          <table:table-cell table:number-columns-repeated="1007"/>
        </table:table-row>
        <table:table-row table:style-name="ro1">
          <table:table-cell table:style-name="ce9" office:value-type="float" office:value="121223" calcext:value-type="float">
            <text:p>121223</text:p>
          </table:table-cell>
          <table:table-cell table:style-name="ce9" office:value-type="float" office:value="27.208" calcext:value-type="float">
            <text:p>27,208</text:p>
          </table:table-cell>
          <table:table-cell table:style-name="ce9" office:value-type="float" office:value="-10.09" calcext:value-type="float">
            <text:p>-10,09</text:p>
          </table:table-cell>
          <table:table-cell table:style-name="ce9" office:value-type="float" office:value="89.869" calcext:value-type="float">
            <text:p>89,869</text:p>
          </table:table-cell>
          <table:table-cell table:style-name="ce9"/>
          <table:table-cell table:style-name="ce9" table:formula="of:=SQRT([.B28]*[.B28]+[.C28]*[.C28]+[.D28]*[.D28])" office:value-type="float" office:value="94.4379188938426" calcext:value-type="float">
            <text:p>94,4379188938426</text:p>
          </table:table-cell>
          <table:table-cell table:style-name="ce8" table:formula="of:=[.B28]/[.F28]" office:value-type="float" office:value="0.288104612201211" calcext:value-type="float">
            <text:p>0,288104612201211</text:p>
          </table:table-cell>
          <table:table-cell table:style-name="ce8" table:formula="of:=[.C28]/[.F28]" office:value-type="float" office:value="-0.10684267631249" calcext:value-type="float">
            <text:p>-0,10684267631249</text:p>
          </table:table-cell>
          <table:table-cell table:style-name="ce8" table:formula="of:=[.D28]/[.F28]" office:value-type="float" office:value="0.951619868932324" calcext:value-type="float">
            <text:p>0,951619868932324</text:p>
          </table:table-cell>
          <table:table-cell table:style-name="ce8" table:formula="of:=SQRT([.G28]*[.G28]+[.H28]*[.H28]+[.I28]*[.I28])" office:value-type="float" office:value="1" calcext:value-type="float">
            <text:p>1</text:p>
          </table:table-cell>
          <table:table-cell table:style-name="ce8" table:formula="of:=ACOS([.G28])*180/PI()" office:value-type="float" office:value="73.255484105629" calcext:value-type="float">
            <text:p>73,255484105629</text:p>
          </table:table-cell>
          <table:table-cell table:style-name="ce8" table:formula="of:=ACOS([.H28])*180/PI()" office:value-type="float" office:value="96.1333414369611" calcext:value-type="float">
            <text:p>96,1333414369611</text:p>
          </table:table-cell>
          <table:table-cell table:style-name="ce8" table:formula="of:=ACOS([.I28])*180/PI()" office:value-type="float" office:value="17.8952523318099" calcext:value-type="float">
            <text:p>17,8952523318099</text:p>
          </table:table-cell>
          <table:table-cell table:style-name="ce8" table:formula="of:=SQRT(COS([.K28]*PI()/180)*COS([.K28]*PI()/180)+COS([.L28]*PI()/180)*COS([.L28]*PI()/180)+COS([.M28]*PI()/180)*COS([.M28]*PI()/180))" office:value-type="float" office:value="1" calcext:value-type="float">
            <text:p>1</text:p>
          </table:table-cell>
          <table:table-cell table:style-name="ce8" office:value-type="float" office:value="24.1911" calcext:value-type="float">
            <text:p>24,1911</text:p>
          </table:table-cell>
          <table:table-cell table:style-name="ce8" office:value-type="float" office:value="10.0097" calcext:value-type="float">
            <text:p>10,0097</text:p>
          </table:table-cell>
          <table:table-cell table:style-name="ce8" office:value-type="float" office:value="3.81344" calcext:value-type="float">
            <text:p>3,81344</text:p>
          </table:table-cell>
          <table:table-cell table:style-name="ce8" table:number-columns-repeated="1007"/>
        </table:table-row>
        <table:table-row table:style-name="ro1">
          <table:table-cell table:style-name="ce9" office:value-type="float" office:value="121229" calcext:value-type="float">
            <text:p>121229</text:p>
          </table:table-cell>
          <table:table-cell table:style-name="ce9" office:value-type="float" office:value="21.151" calcext:value-type="float">
            <text:p>21,151</text:p>
          </table:table-cell>
          <table:table-cell table:style-name="ce9" office:value-type="float" office:value="-6.745" calcext:value-type="float">
            <text:p>-6,745</text:p>
          </table:table-cell>
          <table:table-cell table:style-name="ce9" office:value-type="float" office:value="92.187" calcext:value-type="float">
            <text:p>92,187</text:p>
          </table:table-cell>
          <table:table-cell table:style-name="ce9"/>
          <table:table-cell table:style-name="ce9" table:formula="of:=SQRT([.B29]*[.B29]+[.C29]*[.C29]+[.D29]*[.D29])" office:value-type="float" office:value="94.8224804305393" calcext:value-type="float">
            <text:p>94,8224804305393</text:p>
          </table:table-cell>
          <table:table-cell table:style-name="ce8" table:formula="of:=[.B29]/[.F29]" office:value-type="float" office:value="0.223058919192626" calcext:value-type="float">
            <text:p>0,223058919192626</text:p>
          </table:table-cell>
          <table:table-cell table:style-name="ce8" table:formula="of:=[.C29]/[.F29]" office:value-type="float" office:value="-0.0711329208999225" calcext:value-type="float">
            <text:p>-0,071132920899923</text:p>
          </table:table-cell>
          <table:table-cell table:style-name="ce8" table:formula="of:=[.D29]/[.F29]" office:value-type="float" office:value="0.972206164418259" calcext:value-type="float">
            <text:p>0,972206164418259</text:p>
          </table:table-cell>
          <table:table-cell table:style-name="ce8" table:formula="of:=SQRT([.G29]*[.G29]+[.H29]*[.H29]+[.I29]*[.I29])" office:value-type="float" office:value="1" calcext:value-type="float">
            <text:p>1</text:p>
          </table:table-cell>
          <table:table-cell table:style-name="ce8" table:formula="of:=ACOS([.G29])*180/PI()" office:value-type="float" office:value="77.1112381625657" calcext:value-type="float">
            <text:p>77,1112381625657</text:p>
          </table:table-cell>
          <table:table-cell table:style-name="ce8" table:formula="of:=ACOS([.H29])*180/PI()" office:value-type="float" office:value="94.0790610314959" calcext:value-type="float">
            <text:p>94,0790610314959</text:p>
          </table:table-cell>
          <table:table-cell table:style-name="ce8" table:formula="of:=ACOS([.I29])*180/PI()" office:value-type="float" office:value="13.5401329879905" calcext:value-type="float">
            <text:p>13,5401329879905</text:p>
          </table:table-cell>
          <table:table-cell table:style-name="ce8" table:formula="of:=SQRT(COS([.K29]*PI()/180)*COS([.K29]*PI()/180)+COS([.L29]*PI()/180)*COS([.L29]*PI()/180)+COS([.M29]*PI()/180)*COS([.M29]*PI()/180))" office:value-type="float" office:value="1" calcext:value-type="float">
            <text:p>1</text:p>
          </table:table-cell>
          <table:table-cell table:style-name="ce8" office:value-type="float" office:value="-9.02316" calcext:value-type="float">
            <text:p>-9,02316</text:p>
          </table:table-cell>
          <table:table-cell table:style-name="ce8" office:value-type="float" office:value="17.9667" calcext:value-type="float">
            <text:p>17,9667</text:p>
          </table:table-cell>
          <table:table-cell table:style-name="ce8" office:value-type="float" office:value="-88.256" calcext:value-type="float">
            <text:p>-88,256</text:p>
          </table:table-cell>
          <table:table-cell table:style-name="ce8" table:number-columns-repeated="1007"/>
        </table:table-row>
        <table:table-row table:style-name="ro1">
          <table:table-cell office:value-type="float" office:value="121232" calcext:value-type="float">
            <text:p>121232</text:p>
          </table:table-cell>
          <table:table-cell office:value-type="float" office:value="-15.357" calcext:value-type="float">
            <text:p>-15,357</text:p>
          </table:table-cell>
          <table:table-cell office:value-type="float" office:value="-18.249" calcext:value-type="float">
            <text:p>-18,249</text:p>
          </table:table-cell>
          <table:table-cell office:value-type="float" office:value="-20.485" calcext:value-type="float">
            <text:p>-20,485</text:p>
          </table:table-cell>
          <table:table-cell/>
          <table:table-cell table:formula="of:=SQRT([.B30]*[.B30]+[.C30]*[.C30]+[.D30]*[.D30])" office:value-type="float" office:value="31.4403987729164" calcext:value-type="float">
            <text:p>31,4403987729164</text:p>
          </table:table-cell>
          <table:table-cell table:formula="of:=[.B30]/[.F30]" office:value-type="float" office:value="-0.488448003185919" calcext:value-type="float">
            <text:p>-0,488448003185919</text:p>
          </table:table-cell>
          <table:table-cell table:formula="of:=[.C30]/[.F30]" office:value-type="float" office:value="-0.580431569326029" calcext:value-type="float">
            <text:p>-0,580431569326029</text:p>
          </table:table-cell>
          <table:table-cell table:formula="of:=[.D30]/[.F30]" office:value-type="float" office:value="-0.651550260159116" calcext:value-type="float">
            <text:p>-0,651550260159116</text:p>
          </table:table-cell>
          <table:table-cell table:formula="of:=SQRT([.G30]*[.G30]+[.H30]*[.H30]+[.I30]*[.I30])" office:value-type="float" office:value="1" calcext:value-type="float">
            <text:p>1</text:p>
          </table:table-cell>
          <table:table-cell table:formula="of:=ACOS([.G30])*180/PI()" office:value-type="float" office:value="119.238624277633" calcext:value-type="float">
            <text:p>119,238624277633</text:p>
          </table:table-cell>
          <table:table-cell table:formula="of:=ACOS([.H30])*180/PI()" office:value-type="float" office:value="125.480902652982" calcext:value-type="float">
            <text:p>125,480902652982</text:p>
          </table:table-cell>
          <table:table-cell table:formula="of:=ACOS([.I30])*180/PI()" office:value-type="float" office:value="130.65858707282" calcext:value-type="float">
            <text:p>130,65858707282</text:p>
          </table:table-cell>
          <table:table-cell table:formula="of:=SQRT(COS([.K30]*PI()/180)*COS([.K30]*PI()/180)+COS([.L30]*PI()/180)*COS([.L30]*PI()/180)+COS([.M30]*PI()/180)*COS([.M30]*PI()/180))" office:value-type="float" office:value="1" calcext:value-type="float">
            <text:p>1</text:p>
          </table:table-cell>
          <table:table-cell office:value-type="float" office:value="-12.2791" calcext:value-type="float">
            <text:p>-12,2791</text:p>
          </table:table-cell>
          <table:table-cell office:value-type="float" office:value="-20.4557" calcext:value-type="float">
            <text:p>-20,4557</text:p>
          </table:table-cell>
          <table:table-cell office:value-type="float" office:value="-18.5599" calcext:value-type="float">
            <text:p>-18,5599</text:p>
          </table:table-cell>
          <table:table-cell table:number-columns-repeated="1007"/>
        </table:table-row>
        <table:table-row table:style-name="ro1">
          <table:table-cell office:value-type="float" office:value="121234" calcext:value-type="float">
            <text:p>121234</text:p>
          </table:table-cell>
          <table:table-cell office:value-type="float" office:value="-26.722" calcext:value-type="float">
            <text:p>-26,722</text:p>
          </table:table-cell>
          <table:table-cell office:value-type="float" office:value="36.995" calcext:value-type="float">
            <text:p>36,995</text:p>
          </table:table-cell>
          <table:table-cell office:value-type="float" office:value="-1.718" calcext:value-type="float">
            <text:p>-1,718</text:p>
          </table:table-cell>
          <table:table-cell/>
          <table:table-cell table:formula="of:=SQRT([.B31]*[.B31]+[.C31]*[.C31]+[.D31]*[.D31])" office:value-type="float" office:value="45.6688825459962" calcext:value-type="float">
            <text:p>45,6688825459962</text:p>
          </table:table-cell>
          <table:table-cell table:formula="of:=[.B31]/[.F31]" office:value-type="float" office:value="-0.585124892711935" calcext:value-type="float">
            <text:p>-0,585124892711935</text:p>
          </table:table-cell>
          <table:table-cell table:formula="of:=[.C31]/[.F31]" office:value-type="float" office:value="0.810070182092584" calcext:value-type="float">
            <text:p>0,810070182092584</text:p>
          </table:table-cell>
          <table:table-cell table:formula="of:=[.D31]/[.F31]" office:value-type="float" office:value="-0.0376186125918383" calcext:value-type="float">
            <text:p>-0,037618612591838</text:p>
          </table:table-cell>
          <table:table-cell table:formula="of:=SQRT([.G31]*[.G31]+[.H31]*[.H31]+[.I31]*[.I31])" office:value-type="float" office:value="1" calcext:value-type="float">
            <text:p>1</text:p>
          </table:table-cell>
          <table:table-cell table:formula="of:=ACOS([.G31])*180/PI()" office:value-type="float" office:value="125.811813598573" calcext:value-type="float">
            <text:p>125,811813598573</text:p>
          </table:table-cell>
          <table:table-cell table:formula="of:=ACOS([.H31])*180/PI()" office:value-type="float" office:value="35.8972110368648" calcext:value-type="float">
            <text:p>35,8972110368648</text:p>
          </table:table-cell>
          <table:table-cell table:formula="of:=ACOS([.I31])*180/PI()" office:value-type="float" office:value="92.1558964264194" calcext:value-type="float">
            <text:p>92,1558964264194</text:p>
          </table:table-cell>
          <table:table-cell table:formula="of:=SQRT(COS([.K31]*PI()/180)*COS([.K31]*PI()/180)+COS([.L31]*PI()/180)*COS([.L31]*PI()/180)+COS([.M31]*PI()/180)*COS([.M31]*PI()/180))" office:value-type="float" office:value="1" calcext:value-type="float">
            <text:p>1</text:p>
          </table:table-cell>
          <table:table-cell office:value-type="float" office:value="-31.4543" calcext:value-type="float">
            <text:p>-31,4543</text:p>
          </table:table-cell>
          <table:table-cell office:value-type="float" office:value="34.9474" calcext:value-type="float">
            <text:p>34,9474</text:p>
          </table:table-cell>
          <table:table-cell office:value-type="float" office:value="-11.9469" calcext:value-type="float">
            <text:p>-11,9469</text:p>
          </table:table-cell>
          <table:table-cell table:number-columns-repeated="1007"/>
        </table:table-row>
        <table:table-row table:style-name="ro1">
          <table:table-cell office:value-type="float" office:value="121236" calcext:value-type="float">
            <text:p>121236</text:p>
          </table:table-cell>
          <table:table-cell office:value-type="float" office:value="-67.754" calcext:value-type="float">
            <text:p>-67,754</text:p>
          </table:table-cell>
          <table:table-cell office:value-type="float" office:value="-10.866" calcext:value-type="float">
            <text:p>-10,866</text:p>
          </table:table-cell>
          <table:table-cell office:value-type="float" office:value="-4.19" calcext:value-type="float">
            <text:p>-4,19</text:p>
          </table:table-cell>
          <table:table-cell/>
          <table:table-cell table:formula="of:=SQRT([.B32]*[.B32]+[.C32]*[.C32]+[.D32]*[.D32])" office:value-type="float" office:value="68.7475859357985" calcext:value-type="float">
            <text:p>68,7475859357985</text:p>
          </table:table-cell>
          <table:table-cell table:formula="of:=[.B32]/[.F32]" office:value-type="float" office:value="-0.985547333447804" calcext:value-type="float">
            <text:p>-0,985547333447804</text:p>
          </table:table-cell>
          <table:table-cell table:formula="of:=[.C32]/[.F32]" office:value-type="float" office:value="-0.158056459031848" calcext:value-type="float">
            <text:p>-0,158056459031848</text:p>
          </table:table-cell>
          <table:table-cell table:formula="of:=[.D32]/[.F32]" office:value-type="float" office:value="-0.0609475946386383" calcext:value-type="float">
            <text:p>-0,060947594638638</text:p>
          </table:table-cell>
          <table:table-cell table:formula="of:=SQRT([.G32]*[.G32]+[.H32]*[.H32]+[.I32]*[.I32])" office:value-type="float" office:value="1" calcext:value-type="float">
            <text:p>1</text:p>
          </table:table-cell>
          <table:table-cell table:formula="of:=ACOS([.G32])*180/PI()" office:value-type="float" office:value="170.247048319014" calcext:value-type="float">
            <text:p>170,247048319014</text:p>
          </table:table-cell>
          <table:table-cell table:formula="of:=ACOS([.H32])*180/PI()" office:value-type="float" office:value="99.0941041189479" calcext:value-type="float">
            <text:p>99,0941041189479</text:p>
          </table:table-cell>
          <table:table-cell table:formula="of:=ACOS([.I32])*180/PI()" office:value-type="float" office:value="93.4942054934384" calcext:value-type="float">
            <text:p>93,4942054934384</text:p>
          </table:table-cell>
          <table:table-cell table:formula="of:=SQRT(COS([.K32]*PI()/180)*COS([.K32]*PI()/180)+COS([.L32]*PI()/180)*COS([.L32]*PI()/180)+COS([.M32]*PI()/180)*COS([.M32]*PI()/180))" office:value-type="float" office:value="1" calcext:value-type="float">
            <text:p>1</text:p>
          </table:table-cell>
          <table:table-cell office:value-type="float" office:value="-68.2041" calcext:value-type="float">
            <text:p>-68,2041</text:p>
          </table:table-cell>
          <table:table-cell office:value-type="float" office:value="-10.6959" calcext:value-type="float">
            <text:p>-10,6959</text:p>
          </table:table-cell>
          <table:table-cell office:value-type="float" office:value="2.47907" calcext:value-type="float">
            <text:p>2,47907</text:p>
          </table:table-cell>
          <table:table-cell table:number-columns-repeated="1007"/>
        </table:table-row>
        <table:table-row table:style-name="ro1">
          <table:table-cell office:value-type="float" office:value="121239" calcext:value-type="float">
            <text:p>121239</text:p>
          </table:table-cell>
          <table:table-cell office:value-type="float" office:value="-66.388" calcext:value-type="float">
            <text:p>-66,388</text:p>
          </table:table-cell>
          <table:table-cell office:value-type="float" office:value="21.077" calcext:value-type="float">
            <text:p>21,077</text:p>
          </table:table-cell>
          <table:table-cell office:value-type="float" office:value="-19.59" calcext:value-type="float">
            <text:p>-19,59</text:p>
          </table:table-cell>
          <table:table-cell/>
          <table:table-cell table:formula="of:=SQRT([.B33]*[.B33]+[.C33]*[.C33]+[.D33]*[.D33])" office:value-type="float" office:value="72.3558883091072" calcext:value-type="float">
            <text:p>72,3558883091072</text:p>
          </table:table-cell>
          <table:table-cell table:formula="of:=[.B33]/[.F33]" office:value-type="float" office:value="-0.917520350470826" calcext:value-type="float">
            <text:p>-0,917520350470826</text:p>
          </table:table-cell>
          <table:table-cell table:formula="of:=[.C33]/[.F33]" office:value-type="float" office:value="0.291296264789926" calcext:value-type="float">
            <text:p>0,291296264789926</text:p>
          </table:table-cell>
          <table:table-cell table:formula="of:=[.D33]/[.F33]" office:value-type="float" office:value="-0.270745069375843" calcext:value-type="float">
            <text:p>-0,270745069375843</text:p>
          </table:table-cell>
          <table:table-cell table:formula="of:=SQRT([.G33]*[.G33]+[.H33]*[.H33]+[.I33]*[.I33])" office:value-type="float" office:value="1" calcext:value-type="float">
            <text:p>1</text:p>
          </table:table-cell>
          <table:table-cell table:formula="of:=ACOS([.G33])*180/PI()" office:value-type="float" office:value="156.566224558578" calcext:value-type="float">
            <text:p>156,566224558578</text:p>
          </table:table-cell>
          <table:table-cell table:formula="of:=ACOS([.H33])*180/PI()" office:value-type="float" office:value="73.0644225523086" calcext:value-type="float">
            <text:p>73,0644225523086</text:p>
          </table:table-cell>
          <table:table-cell table:formula="of:=ACOS([.I33])*180/PI()" office:value-type="float" office:value="105.708607620727" calcext:value-type="float">
            <text:p>105,708607620727</text:p>
          </table:table-cell>
          <table:table-cell table:formula="of:=SQRT(COS([.K33]*PI()/180)*COS([.K33]*PI()/180)+COS([.L33]*PI()/180)*COS([.L33]*PI()/180)+COS([.M33]*PI()/180)*COS([.M33]*PI()/180))" office:value-type="float" office:value="1" calcext:value-type="float">
            <text:p>1</text:p>
          </table:table-cell>
          <table:table-cell office:value-type="float" office:value="-69.1367" calcext:value-type="float">
            <text:p>-69,1367</text:p>
          </table:table-cell>
          <table:table-cell office:value-type="float" office:value="5.99671" calcext:value-type="float">
            <text:p>5,99671</text:p>
          </table:table-cell>
          <table:table-cell office:value-type="float" office:value="-26.5325" calcext:value-type="float">
            <text:p>-26,5325</text:p>
          </table:table-cell>
          <table:table-cell table:number-columns-repeated="1007"/>
        </table:table-row>
        <table:table-row table:style-name="ro1">
          <table:table-cell office:value-type="float" office:value="121243" calcext:value-type="float">
            <text:p>121243</text:p>
          </table:table-cell>
          <table:table-cell office:value-type="float" office:value="-12.396" calcext:value-type="float">
            <text:p>-12,396</text:p>
          </table:table-cell>
          <table:table-cell office:value-type="float" office:value="-37.601" calcext:value-type="float">
            <text:p>-37,601</text:p>
          </table:table-cell>
          <table:table-cell office:value-type="float" office:value="-2.134" calcext:value-type="float">
            <text:p>-2,134</text:p>
          </table:table-cell>
          <table:table-cell/>
          <table:table-cell table:formula="of:=SQRT([.B34]*[.B34]+[.C34]*[.C34]+[.D34]*[.D34])" office:value-type="float" office:value="39.6490853992876" calcext:value-type="float">
            <text:p>39,6490853992876</text:p>
          </table:table-cell>
          <table:table-cell table:formula="of:=[.B34]/[.F34]" office:value-type="float" office:value="-0.312642772844963" calcext:value-type="float">
            <text:p>-0,312642772844963</text:p>
          </table:table-cell>
          <table:table-cell table:formula="of:=[.C34]/[.F34]" office:value-type="float" office:value="-0.94834470004384" calcext:value-type="float">
            <text:p>-0,94834470004384</text:p>
          </table:table-cell>
          <table:table-cell table:formula="of:=[.D34]/[.F34]" office:value-type="float" office:value="-0.0538221746733745" calcext:value-type="float">
            <text:p>-0,053822174673375</text:p>
          </table:table-cell>
          <table:table-cell table:formula="of:=SQRT([.G34]*[.G34]+[.H34]*[.H34]+[.I34]*[.I34])" office:value-type="float" office:value="1" calcext:value-type="float">
            <text:p>1</text:p>
          </table:table-cell>
          <table:table-cell table:formula="of:=ACOS([.G34])*180/PI()" office:value-type="float" office:value="108.218568645294" calcext:value-type="float">
            <text:p>108,218568645294</text:p>
          </table:table-cell>
          <table:table-cell table:formula="of:=ACOS([.H34])*180/PI()" office:value-type="float" office:value="161.503800448191" calcext:value-type="float">
            <text:p>161,503800448191</text:p>
          </table:table-cell>
          <table:table-cell table:formula="of:=ACOS([.I34])*180/PI()" office:value-type="float" office:value="93.0852742614594" calcext:value-type="float">
            <text:p>93,0852742614594</text:p>
          </table:table-cell>
          <table:table-cell table:formula="of:=SQRT(COS([.K34]*PI()/180)*COS([.K34]*PI()/180)+COS([.L34]*PI()/180)*COS([.L34]*PI()/180)+COS([.M34]*PI()/180)*COS([.M34]*PI()/180))" office:value-type="float" office:value="1" calcext:value-type="float">
            <text:p>1</text:p>
          </table:table-cell>
          <table:table-cell office:value-type="float" office:value="-13.6925" calcext:value-type="float">
            <text:p>-13,6925</text:p>
          </table:table-cell>
          <table:table-cell office:value-type="float" office:value="-37.517" calcext:value-type="float">
            <text:p>-37,517</text:p>
          </table:table-cell>
          <table:table-cell office:value-type="float" office:value="2.44683" calcext:value-type="float">
            <text:p>2,44683</text:p>
          </table:table-cell>
          <table:table-cell table:number-columns-repeated="1007"/>
        </table:table-row>
        <table:table-row table:style-name="ro1">
          <table:table-cell office:value-type="float" office:value="121246" calcext:value-type="float">
            <text:p>121246</text:p>
          </table:table-cell>
          <table:table-cell office:value-type="float" office:value="-73.538" calcext:value-type="float">
            <text:p>-73,538</text:p>
          </table:table-cell>
          <table:table-cell office:value-type="float" office:value="-6.401" calcext:value-type="float">
            <text:p>-6,401</text:p>
          </table:table-cell>
          <table:table-cell office:value-type="float" office:value="-6.405" calcext:value-type="float">
            <text:p>-6,405</text:p>
          </table:table-cell>
          <table:table-cell/>
          <table:table-cell table:formula="of:=SQRT([.B35]*[.B35]+[.C35]*[.C35]+[.D35]*[.D35])" office:value-type="float" office:value="74.0934158343371" calcext:value-type="float">
            <text:p>74,0934158343371</text:p>
          </table:table-cell>
          <table:table-cell table:formula="of:=[.B35]/[.F35]" office:value-type="float" office:value="-0.992503843586062" calcext:value-type="float">
            <text:p>-0,992503843586062</text:p>
          </table:table-cell>
          <table:table-cell table:formula="of:=[.C35]/[.F35]" office:value-type="float" office:value="-0.0863909421359621" calcext:value-type="float">
            <text:p>-0,086390942135962</text:p>
          </table:table-cell>
          <table:table-cell table:formula="of:=[.D35]/[.F35]" office:value-type="float" office:value="-0.0864449280394997" calcext:value-type="float">
            <text:p>-0,0864449280395</text:p>
          </table:table-cell>
          <table:table-cell table:formula="of:=SQRT([.G35]*[.G35]+[.H35]*[.H35]+[.I35]*[.I35])" office:value-type="float" office:value="1" calcext:value-type="float">
            <text:p>1</text:p>
          </table:table-cell>
          <table:table-cell table:formula="of:=ACOS([.G35])*180/PI()" office:value-type="float" office:value="172.980137286797" calcext:value-type="float">
            <text:p>172,980137286797</text:p>
          </table:table-cell>
          <table:table-cell table:formula="of:=ACOS([.H35])*180/PI()" office:value-type="float" office:value="94.9560142409083" calcext:value-type="float">
            <text:p>94,9560142409083</text:p>
          </table:table-cell>
          <table:table-cell table:formula="of:=ACOS([.I35])*180/PI()" office:value-type="float" office:value="94.9591190203998" calcext:value-type="float">
            <text:p>94,9591190203998</text:p>
          </table:table-cell>
          <table:table-cell table:formula="of:=SQRT(COS([.K35]*PI()/180)*COS([.K35]*PI()/180)+COS([.L35]*PI()/180)*COS([.L35]*PI()/180)+COS([.M35]*PI()/180)*COS([.M35]*PI()/180))" office:value-type="float" office:value="1" calcext:value-type="float">
            <text:p>1</text:p>
          </table:table-cell>
          <table:table-cell office:value-type="float" office:value="-73.551" calcext:value-type="float">
            <text:p>-73,551</text:p>
          </table:table-cell>
          <table:table-cell office:value-type="float" office:value="-8.37317" calcext:value-type="float">
            <text:p>-8,37317</text:p>
          </table:table-cell>
          <table:table-cell office:value-type="float" office:value="-1.24532" calcext:value-type="float">
            <text:p>-1,24532</text:p>
          </table:table-cell>
          <table:table-cell table:number-columns-repeated="1007"/>
        </table:table-row>
        <table:table-row table:style-name="ro1">
          <table:table-cell office:value-type="float" office:value="121248" calcext:value-type="float">
            <text:p>121248</text:p>
          </table:table-cell>
          <table:table-cell office:value-type="float" office:value="-5.958" calcext:value-type="float">
            <text:p>-5,958</text:p>
          </table:table-cell>
          <table:table-cell office:value-type="float" office:value="-34.966" calcext:value-type="float">
            <text:p>-34,966</text:p>
          </table:table-cell>
          <table:table-cell office:value-type="float" office:value="1.98" calcext:value-type="float">
            <text:p>1,98</text:p>
          </table:table-cell>
          <table:table-cell/>
          <table:table-cell table:formula="of:=SQRT([.B36]*[.B36]+[.C36]*[.C36]+[.D36]*[.D36])" office:value-type="float" office:value="35.5251927510605" calcext:value-type="float">
            <text:p>35,5251927510605</text:p>
          </table:table-cell>
          <table:table-cell table:formula="of:=[.B36]/[.F36]" office:value-type="float" office:value="-0.16771196828544" calcext:value-type="float">
            <text:p>-0,16771196828544</text:p>
          </table:table-cell>
          <table:table-cell table:formula="of:=[.C36]/[.F36]" office:value-type="float" office:value="-0.984259262012202" calcext:value-type="float">
            <text:p>-0,984259262012202</text:p>
          </table:table-cell>
          <table:table-cell table:formula="of:=[.D36]/[.F36]" office:value-type="float" office:value="0.0557350952005994" calcext:value-type="float">
            <text:p>0,055735095200599</text:p>
          </table:table-cell>
          <table:table-cell table:formula="of:=SQRT([.G36]*[.G36]+[.H36]*[.H36]+[.I36]*[.I36])" office:value-type="float" office:value="1" calcext:value-type="float">
            <text:p>1</text:p>
          </table:table-cell>
          <table:table-cell table:formula="of:=ACOS([.G36])*180/PI()" office:value-type="float" office:value="99.6548146179424" calcext:value-type="float">
            <text:p>99,6548146179424</text:p>
          </table:table-cell>
          <table:table-cell table:formula="of:=ACOS([.H36])*180/PI()" office:value-type="float" office:value="169.820615883772" calcext:value-type="float">
            <text:p>169,820615883772</text:p>
          </table:table-cell>
          <table:table-cell table:formula="of:=ACOS([.I36])*180/PI()" office:value-type="float" office:value="86.8049586361341" calcext:value-type="float">
            <text:p>86,8049586361341</text:p>
          </table:table-cell>
          <table:table-cell table:formula="of:=SQRT(COS([.K36]*PI()/180)*COS([.K36]*PI()/180)+COS([.L36]*PI()/180)*COS([.L36]*PI()/180)+COS([.M36]*PI()/180)*COS([.M36]*PI()/180))" office:value-type="float" office:value="1" calcext:value-type="float">
            <text:p>1</text:p>
          </table:table-cell>
          <table:table-cell office:value-type="float" office:value="-7.53076" calcext:value-type="float">
            <text:p>-7,53076</text:p>
          </table:table-cell>
          <table:table-cell office:value-type="float" office:value="-34.7623" calcext:value-type="float">
            <text:p>-34,7623</text:p>
          </table:table-cell>
          <table:table-cell office:value-type="float" office:value="4.40632" calcext:value-type="float">
            <text:p>4,40632</text:p>
          </table:table-cell>
          <table:table-cell table:number-columns-repeated="1007"/>
        </table:table-row>
        <table:table-row table:style-name="ro1">
          <table:table-cell office:value-type="float" office:value="121251" calcext:value-type="float">
            <text:p>121251</text:p>
          </table:table-cell>
          <table:table-cell office:value-type="float" office:value="-17.177" calcext:value-type="float">
            <text:p>-17,177</text:p>
          </table:table-cell>
          <table:table-cell office:value-type="float" office:value="32.103" calcext:value-type="float">
            <text:p>32,103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SQRT([.B37]*[.B37]+[.C37]*[.C37]+[.D37]*[.D37])" office:value-type="float" office:value="38.261593510987" calcext:value-type="float">
            <text:p>38,261593510987</text:p>
          </table:table-cell>
          <table:table-cell table:formula="of:=[.B37]/[.F37]" office:value-type="float" office:value="-0.448935823727978" calcext:value-type="float">
            <text:p>-0,448935823727978</text:p>
          </table:table-cell>
          <table:table-cell table:formula="of:=[.C37]/[.F37]" office:value-type="float" office:value="0.839039806086004" calcext:value-type="float">
            <text:p>0,839039806086004</text:p>
          </table:table-cell>
          <table:table-cell table:formula="of:=[.D37]/[.F37]" office:value-type="float" office:value="0.307357820751064" calcext:value-type="float">
            <text:p>0,307357820751064</text:p>
          </table:table-cell>
          <table:table-cell table:formula="of:=SQRT([.G37]*[.G37]+[.H37]*[.H37]+[.I37]*[.I37])" office:value-type="float" office:value="1" calcext:value-type="float">
            <text:p>1</text:p>
          </table:table-cell>
          <table:table-cell table:formula="of:=ACOS([.G37])*180/PI()" office:value-type="float" office:value="116.675427982822" calcext:value-type="float">
            <text:p>116,675427982822</text:p>
          </table:table-cell>
          <table:table-cell table:formula="of:=ACOS([.H37])*180/PI()" office:value-type="float" office:value="32.9611360154014" calcext:value-type="float">
            <text:p>32,9611360154014</text:p>
          </table:table-cell>
          <table:table-cell table:formula="of:=ACOS([.I37])*180/PI()" office:value-type="float" office:value="72.0999275699355" calcext:value-type="float">
            <text:p>72,0999275699355</text:p>
          </table:table-cell>
          <table:table-cell table:formula="of:=SQRT(COS([.K37]*PI()/180)*COS([.K37]*PI()/180)+COS([.L37]*PI()/180)*COS([.L37]*PI()/180)+COS([.M37]*PI()/180)*COS([.M37]*PI()/180))" office:value-type="float" office:value="1" calcext:value-type="float">
            <text:p>1</text:p>
          </table:table-cell>
          <table:table-cell office:value-type="float" office:value="-15.3694" calcext:value-type="float">
            <text:p>-15,3694</text:p>
          </table:table-cell>
          <table:table-cell office:value-type="float" office:value="33.4108" calcext:value-type="float">
            <text:p>33,4108</text:p>
          </table:table-cell>
          <table:table-cell office:value-type="float" office:value="7.52216" calcext:value-type="float">
            <text:p>7,52216</text:p>
          </table:table-cell>
          <table:table-cell table:number-columns-repeated="1007"/>
        </table:table-row>
        <table:table-row table:style-name="ro1">
          <table:table-cell office:value-type="float" office:value="121253" calcext:value-type="float">
            <text:p>121253</text:p>
          </table:table-cell>
          <table:table-cell office:value-type="float" office:value="-22.487" calcext:value-type="float">
            <text:p>-22,487</text:p>
          </table:table-cell>
          <table:table-cell office:value-type="float" office:value="11.802" calcext:value-type="float">
            <text:p>11,802</text:p>
          </table:table-cell>
          <table:table-cell office:value-type="float" office:value="16.551" calcext:value-type="float">
            <text:p>16,551</text:p>
          </table:table-cell>
          <table:table-cell/>
          <table:table-cell table:formula="of:=SQRT([.B38]*[.B38]+[.C38]*[.C38]+[.D38]*[.D38])" office:value-type="float" office:value="30.3131650277565" calcext:value-type="float">
            <text:p>30,3131650277565</text:p>
          </table:table-cell>
          <table:table-cell table:formula="of:=[.B38]/[.F38]" office:value-type="float" office:value="-0.741822900360605" calcext:value-type="float">
            <text:p>-0,741822900360605</text:p>
          </table:table-cell>
          <table:table-cell table:formula="of:=[.C38]/[.F38]" office:value-type="float" office:value="0.389335788235686" calcext:value-type="float">
            <text:p>0,389335788235686</text:p>
          </table:table-cell>
          <table:table-cell table:formula="of:=[.D38]/[.F38]" office:value-type="float" office:value="0.546000392398647" calcext:value-type="float">
            <text:p>0,546000392398647</text:p>
          </table:table-cell>
          <table:table-cell table:formula="of:=SQRT([.G38]*[.G38]+[.H38]*[.H38]+[.I38]*[.I38])" office:value-type="float" office:value="1" calcext:value-type="float">
            <text:p>1</text:p>
          </table:table-cell>
          <table:table-cell table:formula="of:=ACOS([.G38])*180/PI()" office:value-type="float" office:value="137.886931088826" calcext:value-type="float">
            <text:p>137,886931088826</text:p>
          </table:table-cell>
          <table:table-cell table:formula="of:=ACOS([.H38])*180/PI()" office:value-type="float" office:value="67.0868234793814" calcext:value-type="float">
            <text:p>67,0868234793814</text:p>
          </table:table-cell>
          <table:table-cell table:formula="of:=ACOS([.I38])*180/PI()" office:value-type="float" office:value="56.9069465119411" calcext:value-type="float">
            <text:p>56,9069465119411</text:p>
          </table:table-cell>
          <table:table-cell table:formula="of:=SQRT(COS([.K38]*PI()/180)*COS([.K38]*PI()/180)+COS([.L38]*PI()/180)*COS([.L38]*PI()/180)+COS([.M38]*PI()/180)*COS([.M38]*PI()/180))" office:value-type="float" office:value="1" calcext:value-type="float">
            <text:p>1</text:p>
          </table:table-cell>
          <table:table-cell office:value-type="float" office:value="-20.9072" calcext:value-type="float">
            <text:p>-20,9072</text:p>
          </table:table-cell>
          <table:table-cell office:value-type="float" office:value="14.5888" calcext:value-type="float">
            <text:p>14,5888</text:p>
          </table:table-cell>
          <table:table-cell office:value-type="float" office:value="14.1208" calcext:value-type="float">
            <text:p>14,1208</text:p>
          </table:table-cell>
          <table:table-cell table:number-columns-repeated="1007"/>
        </table:table-row>
        <table:table-row table:style-name="ro1">
          <table:table-cell office:value-type="float" office:value="121259" calcext:value-type="float">
            <text:p>121259</text:p>
          </table:table-cell>
          <table:table-cell office:value-type="float" office:value="14.546" calcext:value-type="float">
            <text:p>14,546</text:p>
          </table:table-cell>
          <table:table-cell office:value-type="float" office:value="1.698" calcext:value-type="float">
            <text:p>1,698</text:p>
          </table:table-cell>
          <table:table-cell office:value-type="float" office:value="7.129" calcext:value-type="float">
            <text:p>7,129</text:p>
          </table:table-cell>
          <table:table-cell/>
          <table:table-cell table:formula="of:=SQRT([.B39]*[.B39]+[.C39]*[.C39]+[.D39]*[.D39])" office:value-type="float" office:value="16.2877856383242" calcext:value-type="float">
            <text:p>16,2877856383242</text:p>
          </table:table-cell>
          <table:table-cell table:formula="of:=[.B39]/[.F39]" office:value-type="float" office:value="0.893061851561585" calcext:value-type="float">
            <text:p>0,893061851561585</text:p>
          </table:table-cell>
          <table:table-cell table:formula="of:=[.C39]/[.F39]" office:value-type="float" office:value="0.104249898525476" calcext:value-type="float">
            <text:p>0,104249898525476</text:p>
          </table:table-cell>
          <table:table-cell table:formula="of:=[.D39]/[.F39]" office:value-type="float" office:value="0.437689944987113" calcext:value-type="float">
            <text:p>0,437689944987113</text:p>
          </table:table-cell>
          <table:table-cell table:formula="of:=SQRT([.G39]*[.G39]+[.H39]*[.H39]+[.I39]*[.I39])" office:value-type="float" office:value="1" calcext:value-type="float">
            <text:p>1</text:p>
          </table:table-cell>
          <table:table-cell table:formula="of:=ACOS([.G39])*180/PI()" office:value-type="float" office:value="26.7394441859689" calcext:value-type="float">
            <text:p>26,7394441859689</text:p>
          </table:table-cell>
          <table:table-cell table:formula="of:=ACOS([.H39])*180/PI()" office:value-type="float" office:value="84.0160482633929" calcext:value-type="float">
            <text:p>84,0160482633929</text:p>
          </table:table-cell>
          <table:table-cell table:formula="of:=ACOS([.I39])*180/PI()" office:value-type="float" office:value="64.043416821663" calcext:value-type="float">
            <text:p>64,043416821663</text:p>
          </table:table-cell>
          <table:table-cell table:formula="of:=SQRT(COS([.K39]*PI()/180)*COS([.K39]*PI()/180)+COS([.L39]*PI()/180)*COS([.L39]*PI()/180)+COS([.M39]*PI()/180)*COS([.M39]*PI()/180))" office:value-type="float" office:value="1" calcext:value-type="float">
            <text:p>1</text:p>
          </table:table-cell>
          <table:table-cell office:value-type="float" office:value="14.6154" calcext:value-type="float">
            <text:p>14,6154</text:p>
          </table:table-cell>
          <table:table-cell office:value-type="float" office:value="0.776474" calcext:value-type="float">
            <text:p>0,776474</text:p>
          </table:table-cell>
          <table:table-cell office:value-type="float" office:value="7.26772" calcext:value-type="float">
            <text:p>7,26772</text:p>
          </table:table-cell>
          <table:table-cell table:number-columns-repeated="1007"/>
        </table:table-row>
        <table:table-row table:style-name="ro1">
          <table:table-cell office:value-type="float" office:value="121303" calcext:value-type="float">
            <text:p>121303</text:p>
          </table:table-cell>
          <table:table-cell office:value-type="float" office:value="32.381" calcext:value-type="float">
            <text:p>32,381</text:p>
          </table:table-cell>
          <table:table-cell table:style-name="ce5" office:value-type="float" office:value="0.141" calcext:value-type="float">
            <text:p>0,141</text:p>
          </table:table-cell>
          <table:table-cell office:value-type="float" office:value="73.562" calcext:value-type="float">
            <text:p>73,562</text:p>
          </table:table-cell>
          <table:table-cell/>
          <table:table-cell table:formula="of:=SQRT([.B40]*[.B40]+[.C40]*[.C40]+[.D40]*[.D40])" office:value-type="float" office:value="80.3736081434696" calcext:value-type="float">
            <text:p>80,3736081434696</text:p>
          </table:table-cell>
          <table:table-cell table:formula="of:=[.B40]/[.F40]" office:value-type="float" office:value="0.402881004697448" calcext:value-type="float">
            <text:p>0,402881004697448</text:p>
          </table:table-cell>
          <table:table-cell table:style-name="ce5" table:formula="of:=[.C40]/[.F40]" office:value-type="float" office:value="0.00175430720676755" calcext:value-type="float">
            <text:p>0,001754307206768</text:p>
          </table:table-cell>
          <table:table-cell table:formula="of:=[.D40]/[.F40]" office:value-type="float" office:value="0.915250686129324" calcext:value-type="float">
            <text:p>0,915250686129324</text:p>
          </table:table-cell>
          <table:table-cell table:formula="of:=SQRT([.G40]*[.G40]+[.H40]*[.H40]+[.I40]*[.I40])" office:value-type="float" office:value="1" calcext:value-type="float">
            <text:p>1</text:p>
          </table:table-cell>
          <table:table-cell table:formula="of:=ACOS([.G40])*180/PI()" office:value-type="float" office:value="66.2415920186178" calcext:value-type="float">
            <text:p>66,2415920186178</text:p>
          </table:table-cell>
          <table:table-cell table:style-name="ce5" table:formula="of:=ACOS([.H40])*180/PI()" office:value-type="float" office:value="89.8994855495257" calcext:value-type="float">
            <text:p>89,8994855495257</text:p>
          </table:table-cell>
          <table:table-cell table:formula="of:=ACOS([.I40])*180/PI()" office:value-type="float" office:value="23.7586470841589" calcext:value-type="float">
            <text:p>23,7586470841589</text:p>
          </table:table-cell>
          <table:table-cell table:formula="of:=SQRT(COS([.K40]*PI()/180)*COS([.K40]*PI()/180)+COS([.L40]*PI()/180)*COS([.L40]*PI()/180)+COS([.M40]*PI()/180)*COS([.M40]*PI()/180))" office:value-type="float" office:value="1" calcext:value-type="float">
            <text:p>1</text:p>
          </table:table-cell>
          <table:table-cell office:value-type="float" office:value="-24.7417" calcext:value-type="float">
            <text:p>-24,7417</text:p>
          </table:table-cell>
          <table:table-cell office:value-type="float" office:value="17.7789" calcext:value-type="float">
            <text:p>17,7789</text:p>
          </table:table-cell>
          <table:table-cell office:value-type="float" office:value="-108.516" calcext:value-type="float">
            <text:p>-108,516</text:p>
          </table:table-cell>
          <table:table-cell table:number-columns-repeated="1007"/>
        </table:table-row>
        <table:table-row table:style-name="ro1">
          <table:table-cell office:value-type="float" office:value="121305" calcext:value-type="float">
            <text:p>121305</text:p>
          </table:table-cell>
          <table:table-cell office:value-type="float" office:value="7.468" calcext:value-type="float">
            <text:p>7,468</text:p>
          </table:table-cell>
          <table:table-cell office:value-type="float" office:value="13.188" calcext:value-type="float">
            <text:p>13,188</text:p>
          </table:table-cell>
          <table:table-cell office:value-type="float" office:value="-46.853" calcext:value-type="float">
            <text:p>-46,853</text:p>
          </table:table-cell>
          <table:table-cell/>
          <table:table-cell table:formula="of:=SQRT([.B41]*[.B41]+[.C41]*[.C41]+[.D41]*[.D41])" office:value-type="float" office:value="49.243253111467" calcext:value-type="float">
            <text:p>49,243253111467</text:p>
          </table:table-cell>
          <table:table-cell table:formula="of:=[.B41]/[.F41]" office:value-type="float" office:value="0.151655293428634" calcext:value-type="float">
            <text:p>0,151655293428634</text:p>
          </table:table-cell>
          <table:table-cell table:formula="of:=[.C41]/[.F41]" office:value-type="float" office:value="0.26781333820793" calcext:value-type="float">
            <text:p>0,26781333820793</text:p>
          </table:table-cell>
          <table:table-cell table:formula="of:=[.D41]/[.F41]" office:value-type="float" office:value="-0.951460292315449" calcext:value-type="float">
            <text:p>-0,951460292315449</text:p>
          </table:table-cell>
          <table:table-cell table:formula="of:=SQRT([.G41]*[.G41]+[.H41]*[.H41]+[.I41]*[.I41])" office:value-type="float" office:value="1" calcext:value-type="float">
            <text:p>1</text:p>
          </table:table-cell>
          <table:table-cell table:formula="of:=ACOS([.G41])*180/PI()" office:value-type="float" office:value="81.2771345685993" calcext:value-type="float">
            <text:p>81,2771345685993</text:p>
          </table:table-cell>
          <table:table-cell table:formula="of:=ACOS([.H41])*180/PI()" office:value-type="float" office:value="74.4658109275979" calcext:value-type="float">
            <text:p>74,4658109275979</text:p>
          </table:table-cell>
          <table:table-cell table:formula="of:=ACOS([.I41])*180/PI()" office:value-type="float" office:value="162.075016501659" calcext:value-type="float">
            <text:p>162,075016501659</text:p>
          </table:table-cell>
          <table:table-cell table:formula="of:=SQRT(COS([.K41]*PI()/180)*COS([.K41]*PI()/180)+COS([.L41]*PI()/180)*COS([.L41]*PI()/180)+COS([.M41]*PI()/180)*COS([.M41]*PI()/180))" office:value-type="float" office:value="1" calcext:value-type="float">
            <text:p>1</text:p>
          </table:table-cell>
          <table:table-cell office:value-type="float" office:value="1.84797" calcext:value-type="float">
            <text:p>1,84797</text:p>
          </table:table-cell>
          <table:table-cell office:value-type="float" office:value="14.8798" calcext:value-type="float">
            <text:p>14,8798</text:p>
          </table:table-cell>
          <table:table-cell office:value-type="float" office:value="-46.8863" calcext:value-type="float">
            <text:p>-46,8863</text:p>
          </table:table-cell>
          <table:table-cell table:number-columns-repeated="1007"/>
        </table:table-row>
        <table:table-row table:style-name="ro1">
          <table:table-cell office:value-type="float" office:value="121306" calcext:value-type="float">
            <text:p>121306</text:p>
          </table:table-cell>
          <table:table-cell office:value-type="float" office:value="-0.441" calcext:value-type="float">
            <text:p>-0,441</text:p>
          </table:table-cell>
          <table:table-cell office:value-type="float" office:value="12.97" calcext:value-type="float">
            <text:p>12,97</text:p>
          </table:table-cell>
          <table:table-cell office:value-type="float" office:value="5.836" calcext:value-type="float">
            <text:p>5,836</text:p>
          </table:table-cell>
          <table:table-cell/>
          <table:table-cell table:formula="of:=SQRT([.B42]*[.B42]+[.C42]*[.C42]+[.D42]*[.D42])" office:value-type="float" office:value="14.229345627962" calcext:value-type="float">
            <text:p>14,229345627962</text:p>
          </table:table-cell>
          <table:table-cell table:formula="of:=[.B42]/[.F42]" office:value-type="float" office:value="-0.0309922895634354" calcext:value-type="float">
            <text:p>-0,030992289563435</text:p>
          </table:table-cell>
          <table:table-cell table:formula="of:=[.C42]/[.F42]" office:value-type="float" office:value="0.911496588747748" calcext:value-type="float">
            <text:p>0,911496588747748</text:p>
          </table:table-cell>
          <table:table-cell table:formula="of:=[.D42]/[.F42]" office:value-type="float" office:value="0.410138326286188" calcext:value-type="float">
            <text:p>0,410138326286188</text:p>
          </table:table-cell>
          <table:table-cell table:formula="of:=SQRT([.G42]*[.G42]+[.H42]*[.H42]+[.I42]*[.I42])" office:value-type="float" office:value="1" calcext:value-type="float">
            <text:p>1</text:p>
          </table:table-cell>
          <table:table-cell table:formula="of:=ACOS([.G42])*180/PI()" office:value-type="float" office:value="91.7760117832485" calcext:value-type="float">
            <text:p>91,7760117832485</text:p>
          </table:table-cell>
          <table:table-cell table:formula="of:=ACOS([.H42])*180/PI()" office:value-type="float" office:value="24.2870047464796" calcext:value-type="float">
            <text:p>24,2870047464796</text:p>
          </table:table-cell>
          <table:table-cell table:formula="of:=ACOS([.I42])*180/PI()" office:value-type="float" office:value="65.7864754623214" calcext:value-type="float">
            <text:p>65,7864754623214</text:p>
          </table:table-cell>
          <table:table-cell table:formula="of:=SQRT(COS([.K42]*PI()/180)*COS([.K42]*PI()/180)+COS([.L42]*PI()/180)*COS([.L42]*PI()/180)+COS([.M42]*PI()/180)*COS([.M42]*PI()/180))" office:value-type="float" office:value="1" calcext:value-type="float">
            <text:p>1</text:p>
          </table:table-cell>
          <table:table-cell office:value-type="float" office:value="0.226421" calcext:value-type="float">
            <text:p>0,226421</text:p>
          </table:table-cell>
          <table:table-cell office:value-type="float" office:value="12.97" calcext:value-type="float">
            <text:p>12,97</text:p>
          </table:table-cell>
          <table:table-cell office:value-type="float" office:value="5.88654" calcext:value-type="float">
            <text:p>5,88654</text:p>
          </table:table-cell>
          <table:table-cell table:number-columns-repeated="1007"/>
        </table:table-row>
        <table:table-row table:style-name="ro1">
          <table:table-cell office:value-type="float" office:value="121308" calcext:value-type="float">
            <text:p>121308</text:p>
          </table:table-cell>
          <table:table-cell office:value-type="float" office:value="-31.001" calcext:value-type="float">
            <text:p>-31,001</text:p>
          </table:table-cell>
          <table:table-cell office:value-type="float" office:value="20.825" calcext:value-type="float">
            <text:p>20,825</text:p>
          </table:table-cell>
          <table:table-cell office:value-type="float" office:value="22.126" calcext:value-type="float">
            <text:p>22,126</text:p>
          </table:table-cell>
          <table:table-cell/>
          <table:table-cell table:formula="of:=SQRT([.B43]*[.B43]+[.C43]*[.C43]+[.D43]*[.D43])" office:value-type="float" office:value="43.4085533276565" calcext:value-type="float">
            <text:p>43,4085533276565</text:p>
          </table:table-cell>
          <table:table-cell table:formula="of:=[.B43]/[.F43]" office:value-type="float" office:value="-0.71416800661377" calcext:value-type="float">
            <text:p>-0,71416800661377</text:p>
          </table:table-cell>
          <table:table-cell table:formula="of:=[.C43]/[.F43]" office:value-type="float" office:value="0.479744161082925" calcext:value-type="float">
            <text:p>0,479744161082925</text:p>
          </table:table-cell>
          <table:table-cell table:formula="of:=[.D43]/[.F43]" office:value-type="float" office:value="0.509715212874949" calcext:value-type="float">
            <text:p>0,509715212874949</text:p>
          </table:table-cell>
          <table:table-cell table:formula="of:=SQRT([.G43]*[.G43]+[.H43]*[.H43]+[.I43]*[.I43])" office:value-type="float" office:value="1" calcext:value-type="float">
            <text:p>1</text:p>
          </table:table-cell>
          <table:table-cell table:formula="of:=ACOS([.G43])*180/PI()" office:value-type="float" office:value="135.575055718701" calcext:value-type="float">
            <text:p>135,575055718701</text:p>
          </table:table-cell>
          <table:table-cell table:formula="of:=ACOS([.H43])*180/PI()" office:value-type="float" office:value="61.3313058937495" calcext:value-type="float">
            <text:p>61,3313058937495</text:p>
          </table:table-cell>
          <table:table-cell table:formula="of:=ACOS([.I43])*180/PI()" office:value-type="float" office:value="59.3551379220863" calcext:value-type="float">
            <text:p>59,3551379220863</text:p>
          </table:table-cell>
          <table:table-cell table:formula="of:=SQRT(COS([.K43]*PI()/180)*COS([.K43]*PI()/180)+COS([.L43]*PI()/180)*COS([.L43]*PI()/180)+COS([.M43]*PI()/180)*COS([.M43]*PI()/180))" office:value-type="float" office:value="1" calcext:value-type="float">
            <text:p>1</text:p>
          </table:table-cell>
          <table:table-cell office:value-type="float" office:value="-27.9907" calcext:value-type="float">
            <text:p>-27,9907</text:p>
          </table:table-cell>
          <table:table-cell office:value-type="float" office:value="25.4199" calcext:value-type="float">
            <text:p>25,4199</text:p>
          </table:table-cell>
          <table:table-cell office:value-type="float" office:value="16.5022" calcext:value-type="float">
            <text:p>16,5022</text:p>
          </table:table-cell>
          <table:table-cell table:number-columns-repeated="1007"/>
        </table:table-row>
        <table:table-row table:style-name="ro1">
          <table:table-cell office:value-type="float" office:value="121311" calcext:value-type="float">
            <text:p>121311</text:p>
          </table:table-cell>
          <table:table-cell office:value-type="float" office:value="-25.602" calcext:value-type="float">
            <text:p>-25,602</text:p>
          </table:table-cell>
          <table:table-cell office:value-type="float" office:value="-21.59" calcext:value-type="float">
            <text:p>-21,59</text:p>
          </table:table-cell>
          <table:table-cell office:value-type="float" office:value="-69.889" calcext:value-type="float">
            <text:p>-69,889</text:p>
          </table:table-cell>
          <table:table-cell/>
          <table:table-cell table:formula="of:=SQRT([.B44]*[.B44]+[.C44]*[.C44]+[.D44]*[.D44])" office:value-type="float" office:value="77.4987924099466" calcext:value-type="float">
            <text:p>77,4987924099466</text:p>
          </table:table-cell>
          <table:table-cell table:formula="of:=[.B44]/[.F44]" office:value-type="float" office:value="-0.330353534601839" calcext:value-type="float">
            <text:p>-0,330353534601839</text:p>
          </table:table-cell>
          <table:table-cell table:formula="of:=[.C44]/[.F44]" office:value-type="float" office:value="-0.278584986018815" calcext:value-type="float">
            <text:p>-0,278584986018815</text:p>
          </table:table-cell>
          <table:table-cell table:formula="of:=[.D44]/[.F44]" office:value-type="float" office:value="-0.9018076001792" calcext:value-type="float">
            <text:p>-0,9018076001792</text:p>
          </table:table-cell>
          <table:table-cell table:formula="of:=SQRT([.G44]*[.G44]+[.H44]*[.H44]+[.I44]*[.I44])" office:value-type="float" office:value="1" calcext:value-type="float">
            <text:p>1</text:p>
          </table:table-cell>
          <table:table-cell table:formula="of:=ACOS([.G44])*180/PI()" office:value-type="float" office:value="109.29023500042" calcext:value-type="float">
            <text:p>109,29023500042</text:p>
          </table:table-cell>
          <table:table-cell table:formula="of:=ACOS([.H44])*180/PI()" office:value-type="float" office:value="106.175770397262" calcext:value-type="float">
            <text:p>106,175770397262</text:p>
          </table:table-cell>
          <table:table-cell table:formula="of:=ACOS([.I44])*180/PI()" office:value-type="float" office:value="154.396694911646" calcext:value-type="float">
            <text:p>154,396694911646</text:p>
          </table:table-cell>
          <table:table-cell table:formula="of:=SQRT(COS([.K44]*PI()/180)*COS([.K44]*PI()/180)+COS([.L44]*PI()/180)*COS([.L44]*PI()/180)+COS([.M44]*PI()/180)*COS([.M44]*PI()/180))" office:value-type="float" office:value="1" calcext:value-type="float">
            <text:p>1</text:p>
          </table:table-cell>
          <table:table-cell office:value-type="float" office:value="-8.27947" calcext:value-type="float">
            <text:p>-8,27947</text:p>
          </table:table-cell>
          <table:table-cell office:value-type="float" office:value="-30.1054" calcext:value-type="float">
            <text:p>-30,1054</text:p>
          </table:table-cell>
          <table:table-cell office:value-type="float" office:value="-69.5845" calcext:value-type="float">
            <text:p>-69,5845</text:p>
          </table:table-cell>
          <table:table-cell table:number-columns-repeated="1007"/>
        </table:table-row>
        <table:table-row table:style-name="ro1">
          <table:table-cell office:value-type="float" office:value="121312" calcext:value-type="float">
            <text:p>121312</text:p>
          </table:table-cell>
          <table:table-cell office:value-type="float" office:value="-31.859" calcext:value-type="float">
            <text:p>-31,859</text:p>
          </table:table-cell>
          <table:table-cell office:value-type="float" office:value="52.193" calcext:value-type="float">
            <text:p>52,193</text:p>
          </table:table-cell>
          <table:table-cell office:value-type="float" office:value="26.677" calcext:value-type="float">
            <text:p>26,677</text:p>
          </table:table-cell>
          <table:table-cell/>
          <table:table-cell table:formula="of:=SQRT([.B45]*[.B45]+[.C45]*[.C45]+[.D45]*[.D45])" office:value-type="float" office:value="66.7140724210417" calcext:value-type="float">
            <text:p>66,7140724210417</text:p>
          </table:table-cell>
          <table:table-cell table:formula="of:=[.B45]/[.F45]" office:value-type="float" office:value="-0.477545423983915" calcext:value-type="float">
            <text:p>-0,477545423983915</text:p>
          </table:table-cell>
          <table:table-cell table:formula="of:=[.C45]/[.F45]" office:value-type="float" office:value="0.782338689663596" calcext:value-type="float">
            <text:p>0,782338689663596</text:p>
          </table:table-cell>
          <table:table-cell table:formula="of:=[.D45]/[.F45]" office:value-type="float" office:value="0.399870657447469" calcext:value-type="float">
            <text:p>0,399870657447469</text:p>
          </table:table-cell>
          <table:table-cell table:formula="of:=SQRT([.G45]*[.G45]+[.H45]*[.H45]+[.I45]*[.I45])" office:value-type="float" office:value="1" calcext:value-type="float">
            <text:p>1</text:p>
          </table:table-cell>
          <table:table-cell table:formula="of:=ACOS([.G45])*180/PI()" office:value-type="float" office:value="118.525212125183" calcext:value-type="float">
            <text:p>118,525212125183</text:p>
          </table:table-cell>
          <table:table-cell table:formula="of:=ACOS([.H45])*180/PI()" office:value-type="float" office:value="38.5247948136856" calcext:value-type="float">
            <text:p>38,5247948136856</text:p>
          </table:table-cell>
          <table:table-cell table:formula="of:=ACOS([.I45])*180/PI()" office:value-type="float" office:value="66.429907099301" calcext:value-type="float">
            <text:p>66,429907099301</text:p>
          </table:table-cell>
          <table:table-cell table:formula="of:=SQRT(COS([.K45]*PI()/180)*COS([.K45]*PI()/180)+COS([.L45]*PI()/180)*COS([.L45]*PI()/180)+COS([.M45]*PI()/180)*COS([.M45]*PI()/180))" office:value-type="float" office:value="1" calcext:value-type="float">
            <text:p>1</text:p>
          </table:table-cell>
          <table:table-cell office:value-type="float" office:value="-13.2255" calcext:value-type="float">
            <text:p>-13,2255</text:p>
          </table:table-cell>
          <table:table-cell office:value-type="float" office:value="56.5102" calcext:value-type="float">
            <text:p>56,5102</text:p>
          </table:table-cell>
          <table:table-cell office:value-type="float" office:value="14.6924" calcext:value-type="float">
            <text:p>14,6924</text:p>
          </table:table-cell>
          <table:table-cell table:number-columns-repeated="1007"/>
        </table:table-row>
        <table:table-row table:style-name="ro1">
          <table:table-cell office:value-type="float" office:value="121314" calcext:value-type="float">
            <text:p>121314</text:p>
          </table:table-cell>
          <table:table-cell office:value-type="float" office:value="-19.376" calcext:value-type="float">
            <text:p>-19,376</text:p>
          </table:table-cell>
          <table:table-cell office:value-type="float" office:value="-6.116" calcext:value-type="float">
            <text:p>-6,116</text:p>
          </table:table-cell>
          <table:table-cell office:value-type="float" office:value="-50.097" calcext:value-type="float">
            <text:p>-50,097</text:p>
          </table:table-cell>
          <table:table-cell/>
          <table:table-cell table:formula="of:=SQRT([.B46]*[.B46]+[.C46]*[.C46]+[.D46]*[.D46])" office:value-type="float" office:value="54.0605608646451" calcext:value-type="float">
            <text:p>54,0605608646451</text:p>
          </table:table-cell>
          <table:table-cell table:formula="of:=[.B46]/[.F46]" office:value-type="float" office:value="-0.35841285569554" calcext:value-type="float">
            <text:p>-0,35841285569554</text:p>
          </table:table-cell>
          <table:table-cell table:formula="of:=[.C46]/[.F46]" office:value-type="float" office:value="-0.113132381576895" calcext:value-type="float">
            <text:p>-0,113132381576895</text:p>
          </table:table-cell>
          <table:table-cell table:formula="of:=[.D46]/[.F46]" office:value-type="float" office:value="-0.926682949617024" calcext:value-type="float">
            <text:p>-0,926682949617024</text:p>
          </table:table-cell>
          <table:table-cell table:formula="of:=SQRT([.G46]*[.G46]+[.H46]*[.H46]+[.I46]*[.I46])" office:value-type="float" office:value="1" calcext:value-type="float">
            <text:p>1</text:p>
          </table:table-cell>
          <table:table-cell table:formula="of:=ACOS([.G46])*180/PI()" office:value-type="float" office:value="111.002756009622" calcext:value-type="float">
            <text:p>111,002756009622</text:p>
          </table:table-cell>
          <table:table-cell table:formula="of:=ACOS([.H46])*180/PI()" office:value-type="float" office:value="96.4959153743166" calcext:value-type="float">
            <text:p>96,4959153743166</text:p>
          </table:table-cell>
          <table:table-cell table:formula="of:=ACOS([.I46])*180/PI()" office:value-type="float" office:value="157.923513324869" calcext:value-type="float">
            <text:p>157,923513324869</text:p>
          </table:table-cell>
          <table:table-cell table:formula="of:=SQRT(COS([.K46]*PI()/180)*COS([.K46]*PI()/180)+COS([.L46]*PI()/180)*COS([.L46]*PI()/180)+COS([.M46]*PI()/180)*COS([.M46]*PI()/180))" office:value-type="float" office:value="1" calcext:value-type="float">
            <text:p>1</text:p>
          </table:table-cell>
          <table:table-cell office:value-type="float" office:value="-14.6908" calcext:value-type="float">
            <text:p>-14,6908</text:p>
          </table:table-cell>
          <table:table-cell office:value-type="float" office:value="-13.2255" calcext:value-type="float">
            <text:p>-13,2255</text:p>
          </table:table-cell>
          <table:table-cell office:value-type="float" office:value="-48.8963" calcext:value-type="float">
            <text:p>-48,8963</text:p>
          </table:table-cell>
          <table:table-cell table:number-columns-repeated="1007"/>
        </table:table-row>
        <table:table-row table:style-name="ro1">
          <table:table-cell office:value-type="float" office:value="121316" calcext:value-type="float">
            <text:p>121316</text:p>
          </table:table-cell>
          <table:table-cell office:value-type="float" office:value="-75.893" calcext:value-type="float">
            <text:p>-75,893</text:p>
          </table:table-cell>
          <table:table-cell office:value-type="float" office:value="-17.769" calcext:value-type="float">
            <text:p>-17,769</text:p>
          </table:table-cell>
          <table:table-cell office:value-type="float" office:value="-67.548" calcext:value-type="float">
            <text:p>-67,548</text:p>
          </table:table-cell>
          <table:table-cell/>
          <table:table-cell table:formula="of:=SQRT([.B47]*[.B47]+[.C47]*[.C47]+[.D47]*[.D47])" office:value-type="float" office:value="103.141733134556" calcext:value-type="float">
            <text:p>103,141733134556</text:p>
          </table:table-cell>
          <table:table-cell table:formula="of:=[.B47]/[.F47]" office:value-type="float" office:value="-0.735812727724789" calcext:value-type="float">
            <text:p>-0,735812727724789</text:p>
          </table:table-cell>
          <table:table-cell table:formula="of:=[.C47]/[.F47]" office:value-type="float" office:value="-0.17227750067782" calcext:value-type="float">
            <text:p>-0,17227750067782</text:p>
          </table:table-cell>
          <table:table-cell table:formula="of:=[.D47]/[.F47]" office:value-type="float" office:value="-0.654904643805806" calcext:value-type="float">
            <text:p>-0,654904643805806</text:p>
          </table:table-cell>
          <table:table-cell table:formula="of:=SQRT([.G47]*[.G47]+[.H47]*[.H47]+[.I47]*[.I47])" office:value-type="float" office:value="1" calcext:value-type="float">
            <text:p>1</text:p>
          </table:table-cell>
          <table:table-cell table:formula="of:=ACOS([.G47])*180/PI()" office:value-type="float" office:value="137.375935216533" calcext:value-type="float">
            <text:p>137,375935216533</text:p>
          </table:table-cell>
          <table:table-cell table:formula="of:=ACOS([.H47])*180/PI()" office:value-type="float" office:value="99.9202642370794" calcext:value-type="float">
            <text:p>99,9202642370794</text:p>
          </table:table-cell>
          <table:table-cell table:formula="of:=ACOS([.I47])*180/PI()" office:value-type="float" office:value="130.912419939112" calcext:value-type="float">
            <text:p>130,912419939112</text:p>
          </table:table-cell>
          <table:table-cell table:formula="of:=SQRT(COS([.K47]*PI()/180)*COS([.K47]*PI()/180)+COS([.L47]*PI()/180)*COS([.L47]*PI()/180)+COS([.M47]*PI()/180)*COS([.M47]*PI()/180))" office:value-type="float" office:value="1" calcext:value-type="float">
            <text:p>1</text:p>
          </table:table-cell>
          <table:table-cell office:value-type="float" office:value="-62.6455" calcext:value-type="float">
            <text:p>-62,6455</text:p>
          </table:table-cell>
          <table:table-cell office:value-type="float" office:value="-49.3946" calcext:value-type="float">
            <text:p>-49,3946</text:p>
          </table:table-cell>
          <table:table-cell office:value-type="float" office:value="-47.8032" calcext:value-type="float">
            <text:p>-47,8032</text:p>
          </table:table-cell>
          <table:table-cell table:number-columns-repeated="1007"/>
        </table:table-row>
        <table:table-row table:style-name="ro1">
          <table:table-cell office:value-type="float" office:value="121318" calcext:value-type="float">
            <text:p>121318</text:p>
          </table:table-cell>
          <table:table-cell office:value-type="float" office:value="-77.307" calcext:value-type="float">
            <text:p>-77,307</text:p>
          </table:table-cell>
          <table:table-cell office:value-type="float" office:value="15.902" calcext:value-type="float">
            <text:p>15,902</text:p>
          </table:table-cell>
          <table:table-cell office:value-type="float" office:value="-101.292" calcext:value-type="float">
            <text:p>-101,292</text:p>
          </table:table-cell>
          <table:table-cell/>
          <table:table-cell table:formula="of:=SQRT([.B48]*[.B48]+[.C48]*[.C48]+[.D48]*[.D48])" office:value-type="float" office:value="128.410728200567" calcext:value-type="float">
            <text:p>128,410728200567</text:p>
          </table:table-cell>
          <table:table-cell table:formula="of:=[.B48]/[.F48]" office:value-type="float" office:value="-0.602029137933496" calcext:value-type="float">
            <text:p>-0,602029137933496</text:p>
          </table:table-cell>
          <table:table-cell table:formula="of:=[.C48]/[.F48]" office:value-type="float" office:value="0.123837005076105" calcext:value-type="float">
            <text:p>0,123837005076105</text:p>
          </table:table-cell>
          <table:table-cell table:formula="of:=[.D48]/[.F48]" office:value-type="float" office:value="-0.788812597042436" calcext:value-type="float">
            <text:p>-0,788812597042436</text:p>
          </table:table-cell>
          <table:table-cell table:formula="of:=SQRT([.G48]*[.G48]+[.H48]*[.H48]+[.I48]*[.I48])" office:value-type="float" office:value="1" calcext:value-type="float">
            <text:p>1</text:p>
          </table:table-cell>
          <table:table-cell table:formula="of:=ACOS([.G48])*180/PI()" office:value-type="float" office:value="127.0153625938" calcext:value-type="float">
            <text:p>127,0153625938</text:p>
          </table:table-cell>
          <table:table-cell table:formula="of:=ACOS([.H48])*180/PI()" office:value-type="float" office:value="82.886400740842" calcext:value-type="float">
            <text:p>82,886400740842</text:p>
          </table:table-cell>
          <table:table-cell table:formula="of:=ACOS([.I48])*180/PI()" office:value-type="float" office:value="142.074684898433" calcext:value-type="float">
            <text:p>142,074684898433</text:p>
          </table:table-cell>
          <table:table-cell table:formula="of:=SQRT(COS([.K48]*PI()/180)*COS([.K48]*PI()/180)+COS([.L48]*PI()/180)*COS([.L48]*PI()/180)+COS([.M48]*PI()/180)*COS([.M48]*PI()/180))" office:value-type="float" office:value="1" calcext:value-type="float">
            <text:p>1</text:p>
          </table:table-cell>
          <table:table-cell office:value-type="float" office:value="-58.4043" calcext:value-type="float">
            <text:p>-58,4043</text:p>
          </table:table-cell>
          <table:table-cell office:value-type="float" office:value="-42.3027" calcext:value-type="float">
            <text:p>-42,3027</text:p>
          </table:table-cell>
          <table:table-cell office:value-type="float" office:value="-92.6214" calcext:value-type="float">
            <text:p>-92,6214</text:p>
          </table:table-cell>
          <table:table-cell table:number-columns-repeated="100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style:page-layout style:name="Mpm1">
      <style:page-layout-properties fo:margin-top="10mm" fo:margin-bottom="10mm" fo:margin-left="20mm" fo:margin-right="10mm" style:writing-mode="lr-tb"/>
      <style:header-style>
        <style:header-footer-properties fo:min-height="9.98mm" fo:margin-left="0mm" fo:margin-right="0mm" fo:margin-bottom="4.99mm"/>
      </style:header-style>
      <style:footer-style>
        <style:header-footer-properties fo:min-height="10mm" fo:margin-left="0mm" fo:margin-right="0mm" fo:margin-top="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left="2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.00.0000</text:date>, <text:time style:data-style-name="N2" text:time-value="11:06:41.67641283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footer style:display="false"/>
      <style:footer-lef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1T10:52:22.037715789</meta:creation-date>
    <dc:title>Таблица</dc:title>
    <meta:generator>LibreOffice/6.2.7.1$Linux_X86_64 LibreOffice_project/20$Build-1</meta:generator>
    <meta:editing-duration>PT1H20M47S</meta:editing-duration>
    <meta:editing-cycles>4</meta:editing-cycles>
    <dc:date>2022-11-28T17:36:57.333426127</dc:date>
    <meta:document-statistic meta:table-count="1" meta:cell-count="756" meta:object-count="0"/>
    <meta:template xlink:type="simple" xlink:actuate="onRequest" xlink:title="Таблица" xlink:href="../../../../../../../usr/lib/libreoffice/share/template/common/ШАБЛОН_ЭЛЕКТРОННОЙ_ТАБЛИЦЫ_2019-07-22.ots" meta:date="2022-11-21T10:52:22.094455520"/>
  </office:meta>
</office:document-meta>
</file>